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1.7189in"/>
    </style:style>
    <style:style style:name="co9" style:family="table-column">
      <style:table-column-properties fo:break-before="auto" style:column-width="2.3083in"/>
    </style:style>
    <style:style style:name="co10" style:family="table-column">
      <style:table-column-properties fo:break-before="auto" style:column-width="1.6437in"/>
    </style:style>
    <style:style style:name="co11" style:family="table-column">
      <style:table-column-properties fo:break-before="auto" style:column-width="2.4264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2.5335in"/>
    </style:style>
    <style:style style:name="co14" style:family="table-column">
      <style:table-column-properties fo:break-before="auto" style:column-width="0.8071in"/>
    </style:style>
    <style:style style:name="co15" style:family="table-column">
      <style:table-column-properties fo:break-before="auto" style:column-width="0.881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15" table:number-columns-repeated="27" table:default-cell-style-name="Default"/>
        <table:table-row table:style-name="ro1">
          <table:table-cell table:number-columns-repeated="24"/>
          <table:table-cell table:style-name="ce1" office:value-type="string" calcext:value-type="string" table:number-columns-spanned="18" table:number-rows-spanned="1">
            <text:p>Παλιές Ερωτήσεις</text:p>
          </table:table-cell>
          <table:covered-table-cell table:number-columns-repeated="17"/>
          <table:table-cell table:style-name="ce1" office:value-type="string" calcext:value-type="string" table:number-columns-spanned="18" table:number-rows-spanned="1">
            <text:p>Καινούριες ερωτήσεις</text:p>
          </table:table-cell>
          <table:covered-table-cell table:number-columns-repeated="17"/>
        </table:table-row>
        <table:table-row table:style-name="ro2">
          <table:table-cell office:value-type="string" calcext:value-type="string">
            <text:p>Κωδικός</text:p>
          </table:table-cell>
          <table:table-cell office:value-type="string" calcext:value-type="string">
            <text:p>Τμήμα</text:p>
          </table:table-cell>
          <table:table-cell office:value-type="string" calcext:value-type="string">
            <text:p>ημερομηνία γέννησης</text:p>
          </table:table-cell>
          <table:table-cell office:value-type="string" calcext:value-type="string">
            <text:p>Φύλο</text:p>
          </table:table-cell>
          <table:table-cell office:value-type="string" calcext:value-type="string">
            <text:p>Ηλικία</text:p>
          </table:table-cell>
          <table:table-cell office:value-type="string" calcext:value-type="string">
            <text:p>Επιλογή 1</text:p>
          </table:table-cell>
          <table:table-cell office:value-type="string" calcext:value-type="string">
            <text:p>Χρόνος 1</text:p>
          </table:table-cell>
          <table:table-cell office:value-type="string" calcext:value-type="string">
            <text:p>Επιλογή 2</text:p>
          </table:table-cell>
          <table:table-cell office:value-type="string" calcext:value-type="string">
            <text:p>Χρόνος 2</text:p>
          </table:table-cell>
          <table:table-cell office:value-type="string" calcext:value-type="string">
            <text:p>Επιλογή 3</text:p>
          </table:table-cell>
          <table:table-cell office:value-type="string" calcext:value-type="string">
            <text:p>Χρόνος 3</text:p>
          </table:table-cell>
          <table:table-cell office:value-type="string" calcext:value-type="string">
            <text:p>Επιλογή 4</text:p>
          </table:table-cell>
          <table:table-cell office:value-type="string" calcext:value-type="string">
            <text:p>Χρόνος 4</text:p>
          </table:table-cell>
          <table:table-cell office:value-type="string" calcext:value-type="string">
            <text:p>Επιλογή 5</text:p>
          </table:table-cell>
          <table:table-cell office:value-type="string" calcext:value-type="string">
            <text:p>Χρόνος 5</text:p>
          </table:table-cell>
          <table:table-cell office:value-type="string" calcext:value-type="string">
            <text:p>Επιλογή 6</text:p>
          </table:table-cell>
          <table:table-cell office:value-type="string" calcext:value-type="string">
            <text:p>Χρόνος 6</text:p>
          </table:table-cell>
          <table:table-cell office:value-type="string" calcext:value-type="string">
            <text:p>Επιλογή 7</text:p>
          </table:table-cell>
          <table:table-cell office:value-type="string" calcext:value-type="string">
            <text:p>Χρόνος 7</text:p>
          </table:table-cell>
          <table:table-cell office:value-type="string" calcext:value-type="string">
            <text:p>Απαντημένες Ερωτήσεις</text:p>
          </table:table-cell>
          <table:table-cell office:value-type="string" calcext:value-type="string">
            <text:p>Ερωτήσεις που απαντήθηκαν σωστά</text:p>
          </table:table-cell>
          <table:table-cell office:value-type="string" calcext:value-type="string">
            <text:p>Θέσεις λανθασμένων απαντήσεων</text:p>
          </table:table-cell>
          <table:table-cell office:value-type="string" calcext:value-type="string">
            <text:p>Παρατηρήσεις</text:p>
          </table:table-cell>
          <table:table-cell office:value-type="string" calcext:value-type="string">
            <text:p>Τρόπος απάντησης(Έντυπα, ψηφιακά)</text:p>
          </table:table-cell>
          <table:table-cell office:value-type="string" calcext:value-type="string">
            <text:p>Ερώτηση 1</text:p>
          </table:table-cell>
          <table:table-cell office:value-type="string" calcext:value-type="string">
            <text:p>Ερώτηση 2</text:p>
          </table:table-cell>
          <table:table-cell office:value-type="string" calcext:value-type="string">
            <text:p>Ερώτηση 3</text:p>
          </table:table-cell>
          <table:table-cell office:value-type="string" calcext:value-type="string">
            <text:p>Ερώτηση 4</text:p>
          </table:table-cell>
          <table:table-cell office:value-type="string" calcext:value-type="string">
            <text:p>Ερώτηση 5</text:p>
          </table:table-cell>
          <table:table-cell office:value-type="string" calcext:value-type="string">
            <text:p>Ερώτηση 6</text:p>
          </table:table-cell>
          <table:table-cell office:value-type="string" calcext:value-type="string">
            <text:p>Ερώτηση 7</text:p>
          </table:table-cell>
          <table:table-cell office:value-type="string" calcext:value-type="string">
            <text:p>Ερώτηση 8</text:p>
          </table:table-cell>
          <table:table-cell office:value-type="string" calcext:value-type="string">
            <text:p>Ερώτηση 9</text:p>
          </table:table-cell>
          <table:table-cell office:value-type="string" calcext:value-type="string">
            <text:p>Ερώτηση 10</text:p>
          </table:table-cell>
          <table:table-cell office:value-type="string" calcext:value-type="string">
            <text:p>Ερώτηση 11</text:p>
          </table:table-cell>
          <table:table-cell office:value-type="string" calcext:value-type="string">
            <text:p>Ερώτηση 12</text:p>
          </table:table-cell>
          <table:table-cell office:value-type="string" calcext:value-type="string">
            <text:p>Ερώτηση 13</text:p>
          </table:table-cell>
          <table:table-cell office:value-type="string" calcext:value-type="string">
            <text:p>Ερώτηση 14</text:p>
          </table:table-cell>
          <table:table-cell office:value-type="string" calcext:value-type="string">
            <text:p>Ερώτηση 15</text:p>
          </table:table-cell>
          <table:table-cell office:value-type="string" calcext:value-type="string">
            <text:p>Ερώτηση 16</text:p>
          </table:table-cell>
          <table:table-cell office:value-type="string" calcext:value-type="string">
            <text:p>Ερώτηση 17</text:p>
          </table:table-cell>
          <table:table-cell office:value-type="string" calcext:value-type="string">
            <text:p>Ερώτηση 18</text:p>
          </table:table-cell>
          <table:table-cell office:value-type="string" calcext:value-type="string">
            <text:p>Ερώτηση 19</text:p>
          </table:table-cell>
          <table:table-cell office:value-type="string" calcext:value-type="string">
            <text:p>Ερώτηση 20</text:p>
          </table:table-cell>
          <table:table-cell office:value-type="string" calcext:value-type="string">
            <text:p>Ερώτηση 21</text:p>
          </table:table-cell>
          <table:table-cell office:value-type="string" calcext:value-type="string">
            <text:p>Ερώτηση 22</text:p>
          </table:table-cell>
          <table:table-cell office:value-type="string" calcext:value-type="string">
            <text:p>Ερώτηση 23</text:p>
          </table:table-cell>
          <table:table-cell office:value-type="string" calcext:value-type="string">
            <text:p>Ερώτηση 24</text:p>
          </table:table-cell>
          <table:table-cell office:value-type="string" calcext:value-type="string">
            <text:p>Ερώτηση 25</text:p>
          </table:table-cell>
          <table:table-cell office:value-type="string" calcext:value-type="string">
            <text:p>Ερώτηση 26</text:p>
          </table:table-cell>
          <table:table-cell office:value-type="string" calcext:value-type="string">
            <text:p>Ερώτηση 27</text:p>
          </table:table-cell>
          <table:table-cell office:value-type="string" calcext:value-type="string">
            <text:p>Ερώτηση 28</text:p>
          </table:table-cell>
          <table:table-cell office:value-type="string" calcext:value-type="string">
            <text:p>Ερώτηση 29</text:p>
          </table:table-cell>
          <table:table-cell office:value-type="string" calcext:value-type="string">
            <text:p>Ερώτηση 30</text:p>
          </table:table-cell>
          <table:table-cell office:value-type="string" calcext:value-type="string">
            <text:p>Ερώτηση 31</text:p>
          </table:table-cell>
          <table:table-cell office:value-type="string" calcext:value-type="string">
            <text:p>Ερώτηση 32</text:p>
          </table:table-cell>
          <table:table-cell office:value-type="string" calcext:value-type="string">
            <text:p>Ερώτηση 33</text:p>
          </table:table-cell>
          <table:table-cell office:value-type="string" calcext:value-type="string">
            <text:p>Ερώτηση 34</text:p>
          </table:table-cell>
          <table:table-cell office:value-type="string" calcext:value-type="string">
            <text:p>Ερώτηση 35</text:p>
          </table:table-cell>
          <table:table-cell office:value-type="string" calcext:value-type="string">
            <text:p>Ερώτηση 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Αγόρι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Αγόρι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 4, 5, 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Αγόρ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 7</text:p>
          </table:table-cell>
          <table:table-cell table:number-columns-repeated="3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Πρώτη Δημοτικού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Αγόρ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Δευτέρα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 7</text:p>
          </table:table-cell>
          <table:table-cell table:number-columns-repeated="3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Πρώτη Δημοτικού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 5, 7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Animals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Αγόρ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Αγόρ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ty</text:p>
          </table:table-cell>
          <table:table-cell table:number-columns-repeated="5"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Αγόρι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Αγόρι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Αγόρ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Πρώτη Δημοτικού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Αγόρ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 4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Αγόρ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Κορίτσ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 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Κορίτσ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Αγόρι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Κορίτσι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Κορίτσ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4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Πρώτη Δημοτικού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Αγόρ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 5, 7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 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18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Αγόρ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Κορίτσι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 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 5, 7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Κορίτσι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Πρώτη Δημοτικού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Αγόρ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 5, 6, 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Κορίτσ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Αγόρ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Κορίτσ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Πρώτη Δημοτικού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Αγόρ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 7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Κορίτσι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Αγόρ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ity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Κορίτσι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D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Αγόρ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Πρώτη Λυκε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 5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 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Κορίτσ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Αγόρ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Αγόρ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 6, 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Αγόρ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 table:number-columns-repeated="3"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</text:p>
          </table:table-cell>
          <table:table-cell table:number-columns-repeated="38"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Αγόρ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 7</text:p>
          </table:table-cell>
          <table:table-cell table:number-columns-repeated="38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 5, 7</text:p>
          </table:table-cell>
          <table:table-cell table:number-columns-repeated="38"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Αγόρ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string" calcext:value-type="string">
            <text:p>Αγόρι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 7</text:p>
          </table:table-cell>
          <table:table-cell table:number-columns-repeated="38"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Αγόρ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 3, 4, 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Αγόρ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Πρώτη Δημοτικού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Αγόρ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 6, 7</text:p>
          </table:table-cell>
          <table:table-cell table:number-columns-repeated="20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Αγόρ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Κορίτσ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 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Αγόρ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Αγόρ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 7</text:p>
          </table:table-cell>
          <table:table-cell table:number-columns-repeated="38"/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 7</text:p>
          </table:table-cell>
          <table:table-cell table:number-columns-repeated="38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 6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Αγόρ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Κορίτσ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 4, 7</text:p>
          </table:table-cell>
          <table:table-cell table:number-columns-repeated="38"/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Πρώτη Γυμνασίου</text:p>
          </table:table-cell>
          <table:table-cell/>
          <table:table-cell office:value-type="string" calcext:value-type="string">
            <text:p>Κορίτσι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 6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Πρώτη Δημοτικού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 5, 7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 4, 7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ean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Αγόρ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Κορίτσι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table:number-columns-repeated="38"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Αγόρ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8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Αγόρι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 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Κορίτσ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office:value-type="float" office:value="233" calcext:value-type="float">
            <text:p>23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Κορίτσ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 3, 4, 5, 7</text:p>
          </table:table-cell>
          <table:table-cell table:number-columns-repeated="38"/>
        </table:table-row>
        <table:table-row table:style-name="ro2">
          <table:table-cell office:value-type="float" office:value="234" calcext:value-type="float">
            <text:p>23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 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Αγόρ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office:value-type="float" office:value="244" calcext:value-type="float">
            <text:p>244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 4, 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248" calcext:value-type="float">
            <text:p>248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Κορίτσ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 4, 5, 6</text:p>
          </table:table-cell>
          <table:table-cell table:number-columns-repeated="38"/>
        </table:table-row>
        <table:table-row table:style-name="ro2">
          <table:table-cell office:value-type="float" office:value="249" calcext:value-type="float">
            <text:p>249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52" calcext:value-type="float">
            <text:p>252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 5, 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254" calcext:value-type="float">
            <text:p>25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8"/>
        </table:table-row>
        <table:table-row table:style-name="ro2">
          <table:table-cell office:value-type="float" office:value="255" calcext:value-type="float">
            <text:p>25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FOOD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office:value-type="float" office:value="262" calcext:value-type="float">
            <text:p>26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Αγόρ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8"/>
        </table:table-row>
        <table:table-row table:style-name="ro2">
          <table:table-cell office:value-type="float" office:value="273" calcext:value-type="float">
            <text:p>27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Αγόρ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 6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 7</text:p>
          </table:table-cell>
          <table:table-cell table:number-columns-repeated="38"/>
        </table:table-row>
        <table:table-row table:style-name="ro2">
          <table:table-cell office:value-type="float" office:value="280" calcext:value-type="float">
            <text:p>28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282" calcext:value-type="float">
            <text:p>28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Κορίτσ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8"/>
        </table:table-row>
        <table:table-row table:style-name="ro2">
          <table:table-cell office:value-type="float" office:value="294" calcext:value-type="float">
            <text:p>29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8"/>
        </table:table-row>
        <table:table-row table:style-name="ro2">
          <table:table-cell office:value-type="float" office:value="295" calcext:value-type="float">
            <text:p>29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 5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302" calcext:value-type="float">
            <text:p>30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Κορίτσ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 4, 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304" calcext:value-type="float">
            <text:p>304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313" calcext:value-type="float">
            <text:p>31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Αγόρ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2">
          <table:table-cell office:value-type="float" office:value="314" calcext:value-type="float">
            <text:p>31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315" calcext:value-type="float">
            <text:p>31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 6, 7</text:p>
          </table:table-cell>
          <table:table-cell table:number-columns-repeated="38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 4</text:p>
          </table:table-cell>
          <table:table-cell table:number-columns-repeated="38"/>
        </table:table-row>
        <table:table-row table:style-name="ro2">
          <table:table-cell office:value-type="float" office:value="322" calcext:value-type="float">
            <text:p>32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Αγόρ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 4, 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331" calcext:value-type="float">
            <text:p>33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333" calcext:value-type="float">
            <text:p>33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Κορίτσ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 5, 7</text:p>
          </table:table-cell>
          <table:table-cell table:number-columns-repeated="38"/>
        </table:table-row>
        <table:table-row table:style-name="ro2">
          <table:table-cell office:value-type="float" office:value="334" calcext:value-type="float">
            <text:p>33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Πρώτη Δημοτικού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 6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imals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office:value-type="float" office:value="342" calcext:value-type="float">
            <text:p>34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Κορίτσ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string" calcext:value-type="string">
            <text:p>Κορίτσι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 7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Πρώτη Δημοτικού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Κορίτσι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 5</text:p>
          </table:table-cell>
          <table:table-cell table:number-columns-repeated="38"/>
        </table:table-row>
        <table:table-row table:style-name="ro2">
          <table:table-cell office:value-type="float" office:value="360" calcext:value-type="float">
            <text:p>36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ean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office:value-type="float" office:value="361" calcext:value-type="float">
            <text:p>361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Αγόρ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office:value-type="float" office:value="362" calcext:value-type="float">
            <text:p>36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Κορίτσ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office:value-type="float" office:value="364" calcext:value-type="float">
            <text:p>364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369" calcext:value-type="float">
            <text:p>369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 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float" office:value="371" calcext:value-type="float">
            <text:p>37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8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 4, 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2">
          <table:table-cell office:value-type="float" office:value="380" calcext:value-type="float">
            <text:p>38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office:value-type="float" office:value="382" calcext:value-type="float">
            <text:p>38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Κορίτσ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 5, 6</text:p>
          </table:table-cell>
          <table:table-cell table:number-columns-repeated="38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 2, 3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Πρώτη Δημοτικού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Κορίτσ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400" calcext:value-type="float">
            <text:p>40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2">
          <table:table-cell office:value-type="float" office:value="401" calcext:value-type="float">
            <text:p>40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 5</text:p>
          </table:table-cell>
          <table:table-cell table:number-columns-repeated="38"/>
        </table:table-row>
        <table:table-row table:style-name="ro2">
          <table:table-cell office:value-type="float" office:value="402" calcext:value-type="float">
            <text:p>40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403" calcext:value-type="float">
            <text:p>40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404" calcext:value-type="float">
            <text:p>40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2">
          <table:table-cell office:value-type="float" office:value="405" calcext:value-type="float">
            <text:p>40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 7</text:p>
          </table:table-cell>
          <table:table-cell table:number-columns-repeated="38"/>
        </table:table-row>
        <table:table-row table:style-name="ro2">
          <table:table-cell office:value-type="float" office:value="406" calcext:value-type="float">
            <text:p>40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MICROWORLD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LANDSCAPES</text:p>
          </table:table-cell>
          <table:table-cell/>
          <table:table-cell office:value-type="string" calcext:value-type="string">
            <text:p>NATURE_BLOOMING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407" calcext:value-type="float">
            <text:p>40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 6</text:p>
          </table:table-cell>
          <table:table-cell table:number-columns-repeated="38"/>
        </table:table-row>
        <table:table-row table:style-name="ro2">
          <table:table-cell office:value-type="float" office:value="408" calcext:value-type="float">
            <text:p>40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 7</text:p>
          </table:table-cell>
          <table:table-cell table:number-columns-repeated="38"/>
        </table:table-row>
        <table:table-row table:style-name="ro2">
          <table:table-cell office:value-type="float" office:value="409" calcext:value-type="float">
            <text:p>40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410" calcext:value-type="float">
            <text:p>41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Αγόρ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 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Κορίτσ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 5</text:p>
          </table:table-cell>
          <table:table-cell table:number-columns-repeated="38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string" calcext:value-type="string">
            <text:p>ANCIENT_CIVILIZ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 7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UTURISTIC_TRANSPORTA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 7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nimal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Πρώτη Γυμνασίου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Αγόρι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 3, 4, 7</text:p>
          </table:table-cell>
          <table:table-cell table:number-columns-repeated="20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01" calcext:value-type="float">
            <text:p>5001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Αγόρ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ty</text:p>
          </table:table-cell>
          <table:table-cell office:value-type="float" office:value="1373.309" calcext:value-type="float">
            <text:p>1373.309</text:p>
          </table:table-cell>
          <table:table-cell office:value-type="string" calcext:value-type="string">
            <text:p>City</text:p>
          </table:table-cell>
          <table:table-cell office:value-type="float" office:value="1408.306" calcext:value-type="float">
            <text:p>1408.306</text:p>
          </table:table-cell>
          <table:table-cell office:value-type="string" calcext:value-type="string">
            <text:p>City</text:p>
          </table:table-cell>
          <table:table-cell office:value-type="float" office:value="1442.184" calcext:value-type="float">
            <text:p>1442.184</text:p>
          </table:table-cell>
          <table:table-cell office:value-type="string" calcext:value-type="string">
            <text:p>City</text:p>
          </table:table-cell>
          <table:table-cell office:value-type="float" office:value="1471.935" calcext:value-type="float">
            <text:p>1471.935</text:p>
          </table:table-cell>
          <table:table-cell office:value-type="string" calcext:value-type="string">
            <text:p>City</text:p>
          </table:table-cell>
          <table:table-cell office:value-type="float" office:value="1502.194" calcext:value-type="float">
            <text:p>1502.194</text:p>
          </table:table-cell>
          <table:table-cell office:value-type="string" calcext:value-type="string">
            <text:p>City</text:p>
          </table:table-cell>
          <table:table-cell office:value-type="float" office:value="1534.497" calcext:value-type="float">
            <text:p>1534.497</text:p>
          </table:table-cell>
          <table:table-cell office:value-type="string" calcext:value-type="string">
            <text:p>City</text:p>
          </table:table-cell>
          <table:table-cell office:value-type="float" office:value="1571.07" calcext:value-type="float">
            <text:p>1571.0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002" calcext:value-type="float">
            <text:p>5002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Αγόρ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ce</text:p>
          </table:table-cell>
          <table:table-cell office:value-type="float" office:value="747.929" calcext:value-type="float">
            <text:p>747.929</text:p>
          </table:table-cell>
          <table:table-cell office:value-type="string" calcext:value-type="string">
            <text:p>Space</text:p>
          </table:table-cell>
          <table:table-cell office:value-type="float" office:value="784.861" calcext:value-type="float">
            <text:p>784.861</text:p>
          </table:table-cell>
          <table:table-cell office:value-type="string" calcext:value-type="string">
            <text:p>Space</text:p>
          </table:table-cell>
          <table:table-cell office:value-type="float" office:value="819.603" calcext:value-type="float">
            <text:p>819.603</text:p>
          </table:table-cell>
          <table:table-cell office:value-type="string" calcext:value-type="string">
            <text:p>Space</text:p>
          </table:table-cell>
          <table:table-cell office:value-type="float" office:value="855.874" calcext:value-type="float">
            <text:p>855.874</text:p>
          </table:table-cell>
          <table:table-cell office:value-type="string" calcext:value-type="string">
            <text:p>Space</text:p>
          </table:table-cell>
          <table:table-cell office:value-type="float" office:value="886.032" calcext:value-type="float">
            <text:p>886.032</text:p>
          </table:table-cell>
          <table:table-cell office:value-type="string" calcext:value-type="string">
            <text:p>Space</text:p>
          </table:table-cell>
          <table:table-cell office:value-type="float" office:value="922.495" calcext:value-type="float">
            <text:p>922.495</text:p>
          </table:table-cell>
          <table:table-cell office:value-type="string" calcext:value-type="string">
            <text:p>Space</text:p>
          </table:table-cell>
          <table:table-cell office:value-type="float" office:value="952.064" calcext:value-type="float">
            <text:p>952.06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038" calcext:value-type="float">
            <text:p>5038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ean</text:p>
          </table:table-cell>
          <table:table-cell office:value-type="float" office:value="614.783" calcext:value-type="float">
            <text:p>614.783</text:p>
          </table:table-cell>
          <table:table-cell office:value-type="string" calcext:value-type="string">
            <text:p>Ocean</text:p>
          </table:table-cell>
          <table:table-cell office:value-type="float" office:value="648.139" calcext:value-type="float">
            <text:p>648.139</text:p>
          </table:table-cell>
          <table:table-cell office:value-type="string" calcext:value-type="string">
            <text:p>Ocean</text:p>
          </table:table-cell>
          <table:table-cell office:value-type="float" office:value="682.141" calcext:value-type="float">
            <text:p>682.141</text:p>
          </table:table-cell>
          <table:table-cell office:value-type="string" calcext:value-type="string">
            <text:p>Ocean</text:p>
          </table:table-cell>
          <table:table-cell office:value-type="float" office:value="715.978" calcext:value-type="float">
            <text:p>715.978</text:p>
          </table:table-cell>
          <table:table-cell office:value-type="string" calcext:value-type="string">
            <text:p>Ocean</text:p>
          </table:table-cell>
          <table:table-cell office:value-type="float" office:value="747.735" calcext:value-type="float">
            <text:p>747.735</text:p>
          </table:table-cell>
          <table:table-cell office:value-type="string" calcext:value-type="string">
            <text:p>Ocean</text:p>
          </table:table-cell>
          <table:table-cell office:value-type="float" office:value="780.198" calcext:value-type="float">
            <text:p>780.198</text:p>
          </table:table-cell>
          <table:table-cell office:value-type="string" calcext:value-type="string">
            <text:p>FUTURISTIC_TRANSPORTATION</text:p>
          </table:table-cell>
          <table:table-cell office:value-type="float" office:value="30.109" calcext:value-type="float">
            <text:p>30.10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 6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078" calcext:value-type="float">
            <text:p>5078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ity</text:p>
          </table:table-cell>
          <table:table-cell office:value-type="float" office:value="1557.324" calcext:value-type="float">
            <text:p>1557.324</text:p>
          </table:table-cell>
          <table:table-cell office:value-type="string" calcext:value-type="string">
            <text:p>MICROWORLD</text:p>
          </table:table-cell>
          <table:table-cell office:value-type="float" office:value="29.316" calcext:value-type="float">
            <text:p>29.316</text:p>
          </table:table-cell>
          <table:table-cell office:value-type="string" calcext:value-type="string">
            <text:p>ANCIENT_CIVILIZATION</text:p>
          </table:table-cell>
          <table:table-cell office:value-type="float" office:value="35.689" calcext:value-type="float">
            <text:p>35.689</text:p>
          </table:table-cell>
          <table:table-cell office:value-type="string" calcext:value-type="string">
            <text:p>ANCIENT_CIVILIZATION</text:p>
          </table:table-cell>
          <table:table-cell office:value-type="float" office:value="68.539" calcext:value-type="float">
            <text:p>68.539</text:p>
          </table:table-cell>
          <table:table-cell office:value-type="string" calcext:value-type="string">
            <text:p>ANCIENT_CIVILIZATION</text:p>
          </table:table-cell>
          <table:table-cell office:value-type="float" office:value="99.588" calcext:value-type="float">
            <text:p>99.588</text:p>
          </table:table-cell>
          <table:table-cell office:value-type="string" calcext:value-type="string">
            <text:p>ANCIENT_CIVILIZATION</text:p>
          </table:table-cell>
          <table:table-cell office:value-type="float" office:value="132.447" calcext:value-type="float">
            <text:p>132.447</text:p>
          </table:table-cell>
          <table:table-cell office:value-type="string" calcext:value-type="string">
            <text:p>ANCIENT_CIVILIZATION</text:p>
          </table:table-cell>
          <table:table-cell office:value-type="float" office:value="166.422" calcext:value-type="float">
            <text:p>166.4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6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079" calcext:value-type="float">
            <text:p>5079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ty</text:p>
          </table:table-cell>
          <table:table-cell office:value-type="float" office:value="504.264" calcext:value-type="float">
            <text:p>504.264</text:p>
          </table:table-cell>
          <table:table-cell office:value-type="string" calcext:value-type="string">
            <text:p>MICROWORLD</text:p>
          </table:table-cell>
          <table:table-cell office:value-type="float" office:value="27.793" calcext:value-type="float">
            <text:p>27.793</text:p>
          </table:table-cell>
          <table:table-cell office:value-type="string" calcext:value-type="string">
            <text:p>ANCIENT_CIVILIZATION</text:p>
          </table:table-cell>
          <table:table-cell office:value-type="float" office:value="31.415" calcext:value-type="float">
            <text:p>31.415</text:p>
          </table:table-cell>
          <table:table-cell office:value-type="string" calcext:value-type="string">
            <text:p>ANCIENT_CIVILIZATION</text:p>
          </table:table-cell>
          <table:table-cell office:value-type="float" office:value="64.052" calcext:value-type="float">
            <text:p>64.052</text:p>
          </table:table-cell>
          <table:table-cell office:value-type="string" calcext:value-type="string">
            <text:p>NATURE_BLOOMING</text:p>
          </table:table-cell>
          <table:table-cell office:value-type="float" office:value="31.702" calcext:value-type="float">
            <text:p>31.702</text:p>
          </table:table-cell>
          <table:table-cell office:value-type="string" calcext:value-type="string">
            <text:p>FOOD</text:p>
          </table:table-cell>
          <table:table-cell office:value-type="float" office:value="28.095" calcext:value-type="float">
            <text:p>28.095</text:p>
          </table:table-cell>
          <table:table-cell office:value-type="string" calcext:value-type="string">
            <text:p>FUTURISTIC_TRANSPORTATION</text:p>
          </table:table-cell>
          <table:table-cell office:value-type="float" office:value="30.775" calcext:value-type="float">
            <text:p>30.77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099" calcext:value-type="float">
            <text:p>5099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ce</text:p>
          </table:table-cell>
          <table:table-cell office:value-type="float" office:value="437.208" calcext:value-type="float">
            <text:p>437.208</text:p>
          </table:table-cell>
          <table:table-cell office:value-type="string" calcext:value-type="string">
            <text:p>Space</text:p>
          </table:table-cell>
          <table:table-cell office:value-type="float" office:value="473.054" calcext:value-type="float">
            <text:p>473.054</text:p>
          </table:table-cell>
          <table:table-cell office:value-type="string" calcext:value-type="string">
            <text:p>Space</text:p>
          </table:table-cell>
          <table:table-cell office:value-type="float" office:value="508.539" calcext:value-type="float">
            <text:p>508.539</text:p>
          </table:table-cell>
          <table:table-cell office:value-type="string" calcext:value-type="string">
            <text:p>Space</text:p>
          </table:table-cell>
          <table:table-cell office:value-type="float" office:value="540.698" calcext:value-type="float">
            <text:p>540.698</text:p>
          </table:table-cell>
          <table:table-cell office:value-type="string" calcext:value-type="string">
            <text:p>Space</text:p>
          </table:table-cell>
          <table:table-cell office:value-type="float" office:value="569.266" calcext:value-type="float">
            <text:p>569.266</text:p>
          </table:table-cell>
          <table:table-cell office:value-type="string" calcext:value-type="string">
            <text:p>Space</text:p>
          </table:table-cell>
          <table:table-cell office:value-type="float" office:value="607.367" calcext:value-type="float">
            <text:p>607.367</text:p>
          </table:table-cell>
          <table:table-cell office:value-type="string" calcext:value-type="string">
            <text:p>Space</text:p>
          </table:table-cell>
          <table:table-cell office:value-type="float" office:value="638.634" calcext:value-type="float">
            <text:p>638.63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19" calcext:value-type="float">
            <text:p>5119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ean</text:p>
          </table:table-cell>
          <table:table-cell office:value-type="float" office:value="562.128" calcext:value-type="float">
            <text:p>562.128</text:p>
          </table:table-cell>
          <table:table-cell office:value-type="string" calcext:value-type="string">
            <text:p>Ocean</text:p>
          </table:table-cell>
          <table:table-cell office:value-type="float" office:value="603.696" calcext:value-type="float">
            <text:p>603.696</text:p>
          </table:table-cell>
          <table:table-cell office:value-type="string" calcext:value-type="string">
            <text:p>ANCIENT_CIVILIZATION</text:p>
          </table:table-cell>
          <table:table-cell office:value-type="float" office:value="29.394" calcext:value-type="float">
            <text:p>29.394</text:p>
          </table:table-cell>
          <table:table-cell office:value-type="string" calcext:value-type="string">
            <text:p>LANDSCAPES</text:p>
          </table:table-cell>
          <table:table-cell office:value-type="float" office:value="28.145" calcext:value-type="float">
            <text:p>28.145</text:p>
          </table:table-cell>
          <table:table-cell office:value-type="string" calcext:value-type="string">
            <text:p>NATURE_BLOOMING</text:p>
          </table:table-cell>
          <table:table-cell office:value-type="float" office:value="39.17" calcext:value-type="float">
            <text:p>39.17</text:p>
          </table:table-cell>
          <table:table-cell office:value-type="string" calcext:value-type="string">
            <text:p>FOOD</text:p>
          </table:table-cell>
          <table:table-cell office:value-type="float" office:value="26.395" calcext:value-type="float">
            <text:p>26.395</text:p>
          </table:table-cell>
          <table:table-cell office:value-type="string" calcext:value-type="string">
            <text:p>FOOD</text:p>
          </table:table-cell>
          <table:table-cell office:value-type="float" office:value="56.53" calcext:value-type="float">
            <text:p>56.5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 7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138" calcext:value-type="float">
            <text:p>5138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ce</text:p>
          </table:table-cell>
          <table:table-cell office:value-type="float" office:value="810.577" calcext:value-type="float">
            <text:p>810.577</text:p>
          </table:table-cell>
          <table:table-cell office:value-type="string" calcext:value-type="string">
            <text:p>Space</text:p>
          </table:table-cell>
          <table:table-cell office:value-type="float" office:value="849.192" calcext:value-type="float">
            <text:p>849.192</text:p>
          </table:table-cell>
          <table:table-cell office:value-type="string" calcext:value-type="string">
            <text:p>ANCIENT_CIVILIZATION</text:p>
          </table:table-cell>
          <table:table-cell office:value-type="float" office:value="30.818" calcext:value-type="float">
            <text:p>30.818</text:p>
          </table:table-cell>
          <table:table-cell office:value-type="string" calcext:value-type="string">
            <text:p>ANCIENT_CIVILIZATION</text:p>
          </table:table-cell>
          <table:table-cell office:value-type="float" office:value="71.517" calcext:value-type="float">
            <text:p>71.517</text:p>
          </table:table-cell>
          <table:table-cell office:value-type="string" calcext:value-type="string">
            <text:p>NATURE_BLOOMING</text:p>
          </table:table-cell>
          <table:table-cell office:value-type="float" office:value="31.689" calcext:value-type="float">
            <text:p>31.689</text:p>
          </table:table-cell>
          <table:table-cell office:value-type="string" calcext:value-type="string">
            <text:p>NATURE_BLOOMING</text:p>
          </table:table-cell>
          <table:table-cell office:value-type="float" office:value="101.001" calcext:value-type="float">
            <text:p>101.001</text:p>
          </table:table-cell>
          <table:table-cell office:value-type="string" calcext:value-type="string">
            <text:p>FUTURISTIC_TRANSPORTATION</text:p>
          </table:table-cell>
          <table:table-cell office:value-type="float" office:value="34.255" calcext:value-type="float">
            <text:p>34.2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 4, 6, 7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39" calcext:value-type="float">
            <text:p>5139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ean</text:p>
          </table:table-cell>
          <table:table-cell office:value-type="float" office:value="360.091" calcext:value-type="float">
            <text:p>360.091</text:p>
          </table:table-cell>
          <table:table-cell office:value-type="string" calcext:value-type="string">
            <text:p>Ocean</text:p>
          </table:table-cell>
          <table:table-cell office:value-type="float" office:value="395.772" calcext:value-type="float">
            <text:p>395.772</text:p>
          </table:table-cell>
          <table:table-cell office:value-type="string" calcext:value-type="string">
            <text:p>ANCIENT_CIVILIZATION</text:p>
          </table:table-cell>
          <table:table-cell office:value-type="float" office:value="28.222" calcext:value-type="float">
            <text:p>28.222</text:p>
          </table:table-cell>
          <table:table-cell office:value-type="string" calcext:value-type="string">
            <text:p>ANCIENT_CIVILIZATION</text:p>
          </table:table-cell>
          <table:table-cell office:value-type="float" office:value="57.903" calcext:value-type="float">
            <text:p>57.903</text:p>
          </table:table-cell>
          <table:table-cell office:value-type="string" calcext:value-type="string">
            <text:p>NATURE_BLOOMING</text:p>
          </table:table-cell>
          <table:table-cell office:value-type="float" office:value="29.467" calcext:value-type="float">
            <text:p>29.467</text:p>
          </table:table-cell>
          <table:table-cell office:value-type="string" calcext:value-type="string">
            <text:p>FOOD</text:p>
          </table:table-cell>
          <table:table-cell office:value-type="float" office:value="28.338" calcext:value-type="float">
            <text:p>28.338</text:p>
          </table:table-cell>
          <table:table-cell office:value-type="string" calcext:value-type="string">
            <text:p>FUTURISTIC_TRANSPORTATION</text:p>
          </table:table-cell>
          <table:table-cell office:value-type="float" office:value="27.746" calcext:value-type="float">
            <text:p>27.74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158" calcext:value-type="float">
            <text:p>5158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ity</text:p>
          </table:table-cell>
          <table:table-cell office:value-type="float" office:value="1234.169" calcext:value-type="float">
            <text:p>1234.169</text:p>
          </table:table-cell>
          <table:table-cell office:value-type="string" calcext:value-type="string">
            <text:p>MICROWORLD</text:p>
          </table:table-cell>
          <table:table-cell office:value-type="float" office:value="30.254" calcext:value-type="float">
            <text:p>30.254</text:p>
          </table:table-cell>
          <table:table-cell office:value-type="string" calcext:value-type="string">
            <text:p>MICROWORLD</text:p>
          </table:table-cell>
          <table:table-cell office:value-type="float" office:value="69.802" calcext:value-type="float">
            <text:p>69.802</text:p>
          </table:table-cell>
          <table:table-cell office:value-type="string" calcext:value-type="string">
            <text:p>MICROWORLD</text:p>
          </table:table-cell>
          <table:table-cell office:value-type="float" office:value="101.405" calcext:value-type="float">
            <text:p>101.405</text:p>
          </table:table-cell>
          <table:table-cell office:value-type="string" calcext:value-type="string">
            <text:p>MICROWORLD</text:p>
          </table:table-cell>
          <table:table-cell office:value-type="float" office:value="134.701" calcext:value-type="float">
            <text:p>134.701</text:p>
          </table:table-cell>
          <table:table-cell office:value-type="string" calcext:value-type="string">
            <text:p>MICROWORLD</text:p>
          </table:table-cell>
          <table:table-cell office:value-type="float" office:value="165.106" calcext:value-type="float">
            <text:p>165.106</text:p>
          </table:table-cell>
          <table:table-cell office:value-type="string" calcext:value-type="string">
            <text:p>MICROWORLD</text:p>
          </table:table-cell>
          <table:table-cell office:value-type="float" office:value="195.443" calcext:value-type="float">
            <text:p>195.44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159" calcext:value-type="float">
            <text:p>5159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ean</text:p>
          </table:table-cell>
          <table:table-cell office:value-type="float" office:value="1444.707" calcext:value-type="float">
            <text:p>1444.707</text:p>
          </table:table-cell>
          <table:table-cell office:value-type="string" calcext:value-type="string">
            <text:p>Ocean</text:p>
          </table:table-cell>
          <table:table-cell office:value-type="float" office:value="1478.275" calcext:value-type="float">
            <text:p>1478.275</text:p>
          </table:table-cell>
          <table:table-cell office:value-type="string" calcext:value-type="string">
            <text:p>Ocean</text:p>
          </table:table-cell>
          <table:table-cell office:value-type="float" office:value="1511.755" calcext:value-type="float">
            <text:p>1511.755</text:p>
          </table:table-cell>
          <table:table-cell office:value-type="string" calcext:value-type="string">
            <text:p>Ocean</text:p>
          </table:table-cell>
          <table:table-cell office:value-type="float" office:value="1568.667" calcext:value-type="float">
            <text:p>1568.667</text:p>
          </table:table-cell>
          <table:table-cell office:value-type="string" calcext:value-type="string">
            <text:p>Ocean</text:p>
          </table:table-cell>
          <table:table-cell office:value-type="float" office:value="1601.219" calcext:value-type="float">
            <text:p>1601.219</text:p>
          </table:table-cell>
          <table:table-cell office:value-type="string" calcext:value-type="string">
            <text:p>Ocean</text:p>
          </table:table-cell>
          <table:table-cell office:value-type="float" office:value="1637.092" calcext:value-type="float">
            <text:p>1637.092</text:p>
          </table:table-cell>
          <table:table-cell office:value-type="string" calcext:value-type="string">
            <text:p>Ocean</text:p>
          </table:table-cell>
          <table:table-cell office:value-type="float" office:value="1668.132" calcext:value-type="float">
            <text:p>1668.1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 4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178" calcext:value-type="float">
            <text:p>5178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ean</text:p>
          </table:table-cell>
          <table:table-cell office:value-type="float" office:value="718.705" calcext:value-type="float">
            <text:p>718.705</text:p>
          </table:table-cell>
          <table:table-cell office:value-type="string" calcext:value-type="string">
            <text:p>MICROWORLD</text:p>
          </table:table-cell>
          <table:table-cell office:value-type="float" office:value="31.687" calcext:value-type="float">
            <text:p>31.687</text:p>
          </table:table-cell>
          <table:table-cell office:value-type="string" calcext:value-type="string">
            <text:p>ANCIENT_CIVILIZATION</text:p>
          </table:table-cell>
          <table:table-cell office:value-type="float" office:value="30.636" calcext:value-type="float">
            <text:p>30.636</text:p>
          </table:table-cell>
          <table:table-cell office:value-type="string" calcext:value-type="string">
            <text:p>LANDSCAPES</text:p>
          </table:table-cell>
          <table:table-cell office:value-type="float" office:value="34.096" calcext:value-type="float">
            <text:p>34.096</text:p>
          </table:table-cell>
          <table:table-cell office:value-type="string" calcext:value-type="string">
            <text:p>NATURE_BLOOMING</text:p>
          </table:table-cell>
          <table:table-cell office:value-type="float" office:value="30.579" calcext:value-type="float">
            <text:p>30.579</text:p>
          </table:table-cell>
          <table:table-cell office:value-type="string" calcext:value-type="string">
            <text:p>FOOD</text:p>
          </table:table-cell>
          <table:table-cell office:value-type="float" office:value="30.195" calcext:value-type="float">
            <text:p>30.195</text:p>
          </table:table-cell>
          <table:table-cell office:value-type="string" calcext:value-type="string">
            <text:p>FUTURISTIC_TRANSPORTATION</text:p>
          </table:table-cell>
          <table:table-cell office:value-type="float" office:value="29.018" calcext:value-type="float">
            <text:p>29.0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 5, 7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179" calcext:value-type="float">
            <text:p>5179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ean</text:p>
          </table:table-cell>
          <table:table-cell office:value-type="float" office:value="495.017" calcext:value-type="float">
            <text:p>495.017</text:p>
          </table:table-cell>
          <table:table-cell office:value-type="string" calcext:value-type="string">
            <text:p>Ocean</text:p>
          </table:table-cell>
          <table:table-cell office:value-type="float" office:value="537.729" calcext:value-type="float">
            <text:p>537.729</text:p>
          </table:table-cell>
          <table:table-cell office:value-type="string" calcext:value-type="string">
            <text:p>ANCIENT_CIVILIZATION</text:p>
          </table:table-cell>
          <table:table-cell office:value-type="float" office:value="80.748" calcext:value-type="float">
            <text:p>80.748</text:p>
          </table:table-cell>
          <table:table-cell office:value-type="string" calcext:value-type="string">
            <text:p>ANCIENT_CIVILIZATION</text:p>
          </table:table-cell>
          <table:table-cell office:value-type="float" office:value="136.167" calcext:value-type="float">
            <text:p>136.167</text:p>
          </table:table-cell>
          <table:table-cell office:value-type="string" calcext:value-type="string">
            <text:p>ANCIENT_CIVILIZATION</text:p>
          </table:table-cell>
          <table:table-cell office:value-type="float" office:value="171.812" calcext:value-type="float">
            <text:p>171.812</text:p>
          </table:table-cell>
          <table:table-cell office:value-type="string" calcext:value-type="string">
            <text:p>FOOD</text:p>
          </table:table-cell>
          <table:table-cell office:value-type="float" office:value="27.611" calcext:value-type="float">
            <text:p>27.611</text:p>
          </table:table-cell>
          <table:table-cell office:value-type="string" calcext:value-type="string">
            <text:p>FOOD</text:p>
          </table:table-cell>
          <table:table-cell office:value-type="float" office:value="60.75" calcext:value-type="float">
            <text:p>60.7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198" calcext:value-type="float">
            <text:p>5198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ean</text:p>
          </table:table-cell>
          <table:table-cell office:value-type="float" office:value="455.8" calcext:value-type="float">
            <text:p>455.8</text:p>
          </table:table-cell>
          <table:table-cell office:value-type="string" calcext:value-type="string">
            <text:p>Ocean</text:p>
          </table:table-cell>
          <table:table-cell office:value-type="float" office:value="494.854" calcext:value-type="float">
            <text:p>494.854</text:p>
          </table:table-cell>
          <table:table-cell office:value-type="string" calcext:value-type="string">
            <text:p>Ocean</text:p>
          </table:table-cell>
          <table:table-cell office:value-type="float" office:value="535.334" calcext:value-type="float">
            <text:p>535.334</text:p>
          </table:table-cell>
          <table:table-cell office:value-type="string" calcext:value-type="string">
            <text:p>LANDSCAPES</text:p>
          </table:table-cell>
          <table:table-cell office:value-type="float" office:value="33.591" calcext:value-type="float">
            <text:p>33.591</text:p>
          </table:table-cell>
          <table:table-cell office:value-type="string" calcext:value-type="string">
            <text:p>NATURE_BLOOMING</text:p>
          </table:table-cell>
          <table:table-cell office:value-type="float" office:value="31.144" calcext:value-type="float">
            <text:p>31.144</text:p>
          </table:table-cell>
          <table:table-cell office:value-type="string" calcext:value-type="string">
            <text:p>FOOD</text:p>
          </table:table-cell>
          <table:table-cell office:value-type="float" office:value="37.013" calcext:value-type="float">
            <text:p>37.013</text:p>
          </table:table-cell>
          <table:table-cell office:value-type="string" calcext:value-type="string">
            <text:p>FUTURISTIC_TRANSPORTATION</text:p>
          </table:table-cell>
          <table:table-cell office:value-type="float" office:value="32.081" calcext:value-type="float">
            <text:p>32.08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199" calcext:value-type="float">
            <text:p>5199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imals</text:p>
          </table:table-cell>
          <table:table-cell office:value-type="float" office:value="351.27" calcext:value-type="float">
            <text:p>351.27</text:p>
          </table:table-cell>
          <table:table-cell office:value-type="string" calcext:value-type="string">
            <text:p>Animals</text:p>
          </table:table-cell>
          <table:table-cell office:value-type="float" office:value="403.569" calcext:value-type="float">
            <text:p>403.569</text:p>
          </table:table-cell>
          <table:table-cell office:value-type="string" calcext:value-type="string">
            <text:p>ANCIENT_CIVILIZATION</text:p>
          </table:table-cell>
          <table:table-cell office:value-type="float" office:value="33.16" calcext:value-type="float">
            <text:p>33.16</text:p>
          </table:table-cell>
          <table:table-cell office:value-type="string" calcext:value-type="string">
            <text:p>ANCIENT_CIVILIZATION</text:p>
          </table:table-cell>
          <table:table-cell office:value-type="float" office:value="76.425" calcext:value-type="float">
            <text:p>76.425</text:p>
          </table:table-cell>
          <table:table-cell office:value-type="string" calcext:value-type="string">
            <text:p>NATURE_BLOOMING</text:p>
          </table:table-cell>
          <table:table-cell office:value-type="float" office:value="31.031" calcext:value-type="float">
            <text:p>31.031</text:p>
          </table:table-cell>
          <table:table-cell office:value-type="string" calcext:value-type="string">
            <text:p>FOOD</text:p>
          </table:table-cell>
          <table:table-cell office:value-type="float" office:value="27.097" calcext:value-type="float">
            <text:p>27.097</text:p>
          </table:table-cell>
          <table:table-cell office:value-type="string" calcext:value-type="string">
            <text:p>FOOD</text:p>
          </table:table-cell>
          <table:table-cell office:value-type="float" office:value="57.911" calcext:value-type="float">
            <text:p>57.9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18" calcext:value-type="float">
            <text:p>5218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ity</text:p>
          </table:table-cell>
          <table:table-cell office:value-type="float" office:value="574.77" calcext:value-type="float">
            <text:p>574.77</text:p>
          </table:table-cell>
          <table:table-cell office:value-type="string" calcext:value-type="string">
            <text:p>MICROWORLD</text:p>
          </table:table-cell>
          <table:table-cell office:value-type="float" office:value="30.314" calcext:value-type="float">
            <text:p>30.314</text:p>
          </table:table-cell>
          <table:table-cell office:value-type="string" calcext:value-type="string">
            <text:p>ANCIENT_CIVILIZATION</text:p>
          </table:table-cell>
          <table:table-cell office:value-type="float" office:value="30.244" calcext:value-type="float">
            <text:p>30.244</text:p>
          </table:table-cell>
          <table:table-cell office:value-type="string" calcext:value-type="string">
            <text:p>LANDSCAPES</text:p>
          </table:table-cell>
          <table:table-cell office:value-type="float" office:value="30.601" calcext:value-type="float">
            <text:p>30.601</text:p>
          </table:table-cell>
          <table:table-cell office:value-type="string" calcext:value-type="string">
            <text:p>LANDSCAPES</text:p>
          </table:table-cell>
          <table:table-cell office:value-type="float" office:value="66.208" calcext:value-type="float">
            <text:p>66.208</text:p>
          </table:table-cell>
          <table:table-cell office:value-type="string" calcext:value-type="string">
            <text:p>FOOD</text:p>
          </table:table-cell>
          <table:table-cell office:value-type="float" office:value="30.036" calcext:value-type="float">
            <text:p>30.036</text:p>
          </table:table-cell>
          <table:table-cell office:value-type="string" calcext:value-type="string">
            <text:p>FOOD</text:p>
          </table:table-cell>
          <table:table-cell office:value-type="float" office:value="63.005" calcext:value-type="float">
            <text:p>63.00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219" calcext:value-type="float">
            <text:p>5219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imals</text:p>
          </table:table-cell>
          <table:table-cell office:value-type="float" office:value="561.148" calcext:value-type="float">
            <text:p>561.148</text:p>
          </table:table-cell>
          <table:table-cell office:value-type="string" calcext:value-type="string">
            <text:p>MICROWORLD</text:p>
          </table:table-cell>
          <table:table-cell office:value-type="float" office:value="29.214" calcext:value-type="float">
            <text:p>29.214</text:p>
          </table:table-cell>
          <table:table-cell office:value-type="string" calcext:value-type="string">
            <text:p>ANCIENT_CIVILIZATION</text:p>
          </table:table-cell>
          <table:table-cell office:value-type="float" office:value="30.784" calcext:value-type="float">
            <text:p>30.784</text:p>
          </table:table-cell>
          <table:table-cell office:value-type="string" calcext:value-type="string">
            <text:p>ANCIENT_CIVILIZATION</text:p>
          </table:table-cell>
          <table:table-cell office:value-type="float" office:value="65.921" calcext:value-type="float">
            <text:p>65.921</text:p>
          </table:table-cell>
          <table:table-cell office:value-type="string" calcext:value-type="string">
            <text:p>NATURE_BLOOMING</text:p>
          </table:table-cell>
          <table:table-cell office:value-type="float" office:value="34.497" calcext:value-type="float">
            <text:p>34.497</text:p>
          </table:table-cell>
          <table:table-cell office:value-type="string" calcext:value-type="string">
            <text:p>FOOD</text:p>
          </table:table-cell>
          <table:table-cell office:value-type="float" office:value="30.706" calcext:value-type="float">
            <text:p>30.706</text:p>
          </table:table-cell>
          <table:table-cell office:value-type="string" calcext:value-type="string">
            <text:p>FUTURISTIC_TRANSPORTATION</text:p>
          </table:table-cell>
          <table:table-cell office:value-type="float" office:value="28.998" calcext:value-type="float">
            <text:p>28.99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0"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238" calcext:value-type="float">
            <text:p>5238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ce</text:p>
          </table:table-cell>
          <table:table-cell office:value-type="float" office:value="1190.119" calcext:value-type="float">
            <text:p>1190.119</text:p>
          </table:table-cell>
          <table:table-cell office:value-type="string" calcext:value-type="string">
            <text:p>MICROWORLD</text:p>
          </table:table-cell>
          <table:table-cell office:value-type="float" office:value="29.392" calcext:value-type="float">
            <text:p>29.392</text:p>
          </table:table-cell>
          <table:table-cell office:value-type="string" calcext:value-type="string">
            <text:p>ANCIENT_CIVILIZATION</text:p>
          </table:table-cell>
          <table:table-cell office:value-type="float" office:value="30.339" calcext:value-type="float">
            <text:p>30.339</text:p>
          </table:table-cell>
          <table:table-cell office:value-type="string" calcext:value-type="string">
            <text:p>LANDSCAPES</text:p>
          </table:table-cell>
          <table:table-cell office:value-type="float" office:value="30.579" calcext:value-type="float">
            <text:p>30.579</text:p>
          </table:table-cell>
          <table:table-cell office:value-type="string" calcext:value-type="string">
            <text:p>LANDSCAPES</text:p>
          </table:table-cell>
          <table:table-cell office:value-type="float" office:value="64.852" calcext:value-type="float">
            <text:p>64.852</text:p>
          </table:table-cell>
          <table:table-cell office:value-type="string" calcext:value-type="string">
            <text:p>LANDSCAPES</text:p>
          </table:table-cell>
          <table:table-cell office:value-type="float" office:value="95.921" calcext:value-type="float">
            <text:p>95.921</text:p>
          </table:table-cell>
          <table:table-cell office:value-type="string" calcext:value-type="string">
            <text:p>LANDSCAPES</text:p>
          </table:table-cell>
          <table:table-cell office:value-type="float" office:value="126.455" calcext:value-type="float">
            <text:p>126.45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239" calcext:value-type="float">
            <text:p>5239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ean</text:p>
          </table:table-cell>
          <table:table-cell office:value-type="float" office:value="594.489" calcext:value-type="float">
            <text:p>594.489</text:p>
          </table:table-cell>
          <table:table-cell office:value-type="string" calcext:value-type="string">
            <text:p>MICROWORLD</text:p>
          </table:table-cell>
          <table:table-cell office:value-type="float" office:value="27.746" calcext:value-type="float">
            <text:p>27.746</text:p>
          </table:table-cell>
          <table:table-cell office:value-type="string" calcext:value-type="string">
            <text:p>ANCIENT_CIVILIZATION</text:p>
          </table:table-cell>
          <table:table-cell office:value-type="float" office:value="26.093" calcext:value-type="float">
            <text:p>26.093</text:p>
          </table:table-cell>
          <table:table-cell office:value-type="string" calcext:value-type="string">
            <text:p>LANDSCAPES</text:p>
          </table:table-cell>
          <table:table-cell office:value-type="float" office:value="29.413" calcext:value-type="float">
            <text:p>29.413</text:p>
          </table:table-cell>
          <table:table-cell office:value-type="string" calcext:value-type="string">
            <text:p>NATURE_BLOOMING</text:p>
          </table:table-cell>
          <table:table-cell office:value-type="float" office:value="43.941" calcext:value-type="float">
            <text:p>43.941</text:p>
          </table:table-cell>
          <table:table-cell office:value-type="string" calcext:value-type="string">
            <text:p>FOOD</text:p>
          </table:table-cell>
          <table:table-cell office:value-type="float" office:value="28.672" calcext:value-type="float">
            <text:p>28.672</text:p>
          </table:table-cell>
          <table:table-cell office:value-type="string" calcext:value-type="string">
            <text:p>FUTURISTIC_TRANSPORTATION</text:p>
          </table:table-cell>
          <table:table-cell office:value-type="float" office:value="35.398" calcext:value-type="float">
            <text:p>35.39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258" calcext:value-type="float">
            <text:p>5258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ce</text:p>
          </table:table-cell>
          <table:table-cell office:value-type="float" office:value="266.403" calcext:value-type="float">
            <text:p>266.403</text:p>
          </table:table-cell>
          <table:table-cell office:value-type="string" calcext:value-type="string">
            <text:p>MICROWORLD</text:p>
          </table:table-cell>
          <table:table-cell office:value-type="float" office:value="28.332" calcext:value-type="float">
            <text:p>28.332</text:p>
          </table:table-cell>
          <table:table-cell office:value-type="string" calcext:value-type="string">
            <text:p>MICROWORLD</text:p>
          </table:table-cell>
          <table:table-cell office:value-type="float" office:value="61.239" calcext:value-type="float">
            <text:p>61.239</text:p>
          </table:table-cell>
          <table:table-cell office:value-type="string" calcext:value-type="string">
            <text:p>LANDSCAPES</text:p>
          </table:table-cell>
          <table:table-cell office:value-type="float" office:value="33.67" calcext:value-type="float">
            <text:p>33.67</text:p>
          </table:table-cell>
          <table:table-cell office:value-type="string" calcext:value-type="string">
            <text:p>LANDSCAPES</text:p>
          </table:table-cell>
          <table:table-cell office:value-type="float" office:value="67.018" calcext:value-type="float">
            <text:p>67.018</text:p>
          </table:table-cell>
          <table:table-cell office:value-type="string" calcext:value-type="string">
            <text:p>LANDSCAPES</text:p>
          </table:table-cell>
          <table:table-cell office:value-type="float" office:value="99.343" calcext:value-type="float">
            <text:p>99.343</text:p>
          </table:table-cell>
          <table:table-cell office:value-type="string" calcext:value-type="string">
            <text:p>FUTURISTIC_TRANSPORTATION</text:p>
          </table:table-cell>
          <table:table-cell office:value-type="float" office:value="29.897" calcext:value-type="float">
            <text:p>29.89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259" calcext:value-type="float">
            <text:p>5259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ce</text:p>
          </table:table-cell>
          <table:table-cell office:value-type="float" office:value="738.13" calcext:value-type="float">
            <text:p>738.13</text:p>
          </table:table-cell>
          <table:table-cell office:value-type="string" calcext:value-type="string">
            <text:p>MICROWORLD</text:p>
          </table:table-cell>
          <table:table-cell office:value-type="float" office:value="27.359" calcext:value-type="float">
            <text:p>27.359</text:p>
          </table:table-cell>
          <table:table-cell office:value-type="string" calcext:value-type="string">
            <text:p>MICROWORLD</text:p>
          </table:table-cell>
          <table:table-cell office:value-type="float" office:value="63.704" calcext:value-type="float">
            <text:p>63.704</text:p>
          </table:table-cell>
          <table:table-cell office:value-type="string" calcext:value-type="string">
            <text:p>MICROWORLD</text:p>
          </table:table-cell>
          <table:table-cell office:value-type="float" office:value="98.953" calcext:value-type="float">
            <text:p>98.953</text:p>
          </table:table-cell>
          <table:table-cell office:value-type="string" calcext:value-type="string">
            <text:p>MICROWORLD</text:p>
          </table:table-cell>
          <table:table-cell office:value-type="float" office:value="133.226" calcext:value-type="float">
            <text:p>133.226</text:p>
          </table:table-cell>
          <table:table-cell office:value-type="string" calcext:value-type="string">
            <text:p>FOOD</text:p>
          </table:table-cell>
          <table:table-cell office:value-type="float" office:value="31.459" calcext:value-type="float">
            <text:p>31.459</text:p>
          </table:table-cell>
          <table:table-cell office:value-type="string" calcext:value-type="string">
            <text:p>FUTURISTIC_TRANSPORTATION</text:p>
          </table:table-cell>
          <table:table-cell office:value-type="float" office:value="32.359" calcext:value-type="float">
            <text:p>32.35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278" calcext:value-type="float">
            <text:p>5278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imals</text:p>
          </table:table-cell>
          <table:table-cell office:value-type="float" office:value="512.07" calcext:value-type="float">
            <text:p>512.07</text:p>
          </table:table-cell>
          <table:table-cell office:value-type="string" calcext:value-type="string">
            <text:p>Animals</text:p>
          </table:table-cell>
          <table:table-cell office:value-type="float" office:value="556.878" calcext:value-type="float">
            <text:p>556.878</text:p>
          </table:table-cell>
          <table:table-cell office:value-type="string" calcext:value-type="string">
            <text:p>Animals</text:p>
          </table:table-cell>
          <table:table-cell office:value-type="float" office:value="592.527" calcext:value-type="float">
            <text:p>592.527</text:p>
          </table:table-cell>
          <table:table-cell office:value-type="string" calcext:value-type="string">
            <text:p>Animals</text:p>
          </table:table-cell>
          <table:table-cell office:value-type="float" office:value="630.205" calcext:value-type="float">
            <text:p>630.205</text:p>
          </table:table-cell>
          <table:table-cell office:value-type="string" calcext:value-type="string">
            <text:p>Animals</text:p>
          </table:table-cell>
          <table:table-cell office:value-type="float" office:value="663.593" calcext:value-type="float">
            <text:p>663.593</text:p>
          </table:table-cell>
          <table:table-cell office:value-type="string" calcext:value-type="string">
            <text:p>Animals</text:p>
          </table:table-cell>
          <table:table-cell office:value-type="float" office:value="696.145" calcext:value-type="float">
            <text:p>696.145</text:p>
          </table:table-cell>
          <table:table-cell office:value-type="string" calcext:value-type="string">
            <text:p>Animals</text:p>
          </table:table-cell>
          <table:table-cell office:value-type="float" office:value="731.535" calcext:value-type="float">
            <text:p>731.5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279" calcext:value-type="float">
            <text:p>5279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ce</text:p>
          </table:table-cell>
          <table:table-cell office:value-type="float" office:value="499.155" calcext:value-type="float">
            <text:p>499.155</text:p>
          </table:table-cell>
          <table:table-cell office:value-type="string" calcext:value-type="string">
            <text:p>Space</text:p>
          </table:table-cell>
          <table:table-cell office:value-type="float" office:value="533.05" calcext:value-type="float">
            <text:p>533.05</text:p>
          </table:table-cell>
          <table:table-cell office:value-type="string" calcext:value-type="string">
            <text:p>Space</text:p>
          </table:table-cell>
          <table:table-cell office:value-type="float" office:value="565.763" calcext:value-type="float">
            <text:p>565.763</text:p>
          </table:table-cell>
          <table:table-cell office:value-type="string" calcext:value-type="string">
            <text:p>LANDSCAPES</text:p>
          </table:table-cell>
          <table:table-cell office:value-type="float" office:value="28.658" calcext:value-type="float">
            <text:p>28.658</text:p>
          </table:table-cell>
          <table:table-cell office:value-type="string" calcext:value-type="string">
            <text:p>LANDSCAPES</text:p>
          </table:table-cell>
          <table:table-cell office:value-type="float" office:value="62.148" calcext:value-type="float">
            <text:p>62.148</text:p>
          </table:table-cell>
          <table:table-cell office:value-type="string" calcext:value-type="string">
            <text:p>FOOD</text:p>
          </table:table-cell>
          <table:table-cell office:value-type="float" office:value="32.609" calcext:value-type="float">
            <text:p>32.609</text:p>
          </table:table-cell>
          <table:table-cell office:value-type="string" calcext:value-type="string">
            <text:p>FOOD</text:p>
          </table:table-cell>
          <table:table-cell office:value-type="float" office:value="61.92" calcext:value-type="float">
            <text:p>61.9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298" calcext:value-type="float">
            <text:p>5298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imals</text:p>
          </table:table-cell>
          <table:table-cell office:value-type="float" office:value="2052.626" calcext:value-type="float">
            <text:p>2052.626</text:p>
          </table:table-cell>
          <table:table-cell office:value-type="string" calcext:value-type="string">
            <text:p>Animals</text:p>
          </table:table-cell>
          <table:table-cell office:value-type="float" office:value="2091.204" calcext:value-type="float">
            <text:p>2091.204</text:p>
          </table:table-cell>
          <table:table-cell office:value-type="string" calcext:value-type="string">
            <text:p>Animals</text:p>
          </table:table-cell>
          <table:table-cell office:value-type="float" office:value="2103.284" calcext:value-type="float">
            <text:p>2103.284</text:p>
          </table:table-cell>
          <table:table-cell office:value-type="string" calcext:value-type="string">
            <text:p>Animals</text:p>
          </table:table-cell>
          <table:table-cell office:value-type="float" office:value="2135.814" calcext:value-type="float">
            <text:p>2135.814</text:p>
          </table:table-cell>
          <table:table-cell office:value-type="string" calcext:value-type="string">
            <text:p>Animals</text:p>
          </table:table-cell>
          <table:table-cell office:value-type="float" office:value="2167.65" calcext:value-type="float">
            <text:p>2167.65</text:p>
          </table:table-cell>
          <table:table-cell office:value-type="string" calcext:value-type="string">
            <text:p>Animals</text:p>
          </table:table-cell>
          <table:table-cell office:value-type="float" office:value="2199.223" calcext:value-type="float">
            <text:p>2199.223</text:p>
          </table:table-cell>
          <table:table-cell office:value-type="string" calcext:value-type="string">
            <text:p>Animals</text:p>
          </table:table-cell>
          <table:table-cell office:value-type="float" office:value="2231.258" calcext:value-type="float">
            <text:p>2231.25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299" calcext:value-type="float">
            <text:p>5299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ty</text:p>
          </table:table-cell>
          <table:table-cell office:value-type="float" office:value="2060.784" calcext:value-type="float">
            <text:p>2060.784</text:p>
          </table:table-cell>
          <table:table-cell office:value-type="string" calcext:value-type="string">
            <text:p>City</text:p>
          </table:table-cell>
          <table:table-cell office:value-type="float" office:value="2102.825" calcext:value-type="float">
            <text:p>2102.825</text:p>
          </table:table-cell>
          <table:table-cell office:value-type="string" calcext:value-type="string">
            <text:p>ANCIENT_CIVILIZATION</text:p>
          </table:table-cell>
          <table:table-cell office:value-type="float" office:value="29.605" calcext:value-type="float">
            <text:p>29.605</text:p>
          </table:table-cell>
          <table:table-cell office:value-type="string" calcext:value-type="string">
            <text:p>LANDSCAPES</text:p>
          </table:table-cell>
          <table:table-cell office:value-type="float" office:value="30.826" calcext:value-type="float">
            <text:p>30.826</text:p>
          </table:table-cell>
          <table:table-cell office:value-type="string" calcext:value-type="string">
            <text:p>NATURE_BLOOMING</text:p>
          </table:table-cell>
          <table:table-cell office:value-type="float" office:value="32.584" calcext:value-type="float">
            <text:p>32.584</text:p>
          </table:table-cell>
          <table:table-cell office:value-type="string" calcext:value-type="string">
            <text:p>FOOD</text:p>
          </table:table-cell>
          <table:table-cell office:value-type="float" office:value="29.33" calcext:value-type="float">
            <text:p>29.33</text:p>
          </table:table-cell>
          <table:table-cell office:value-type="string" calcext:value-type="string">
            <text:p>FUTURISTIC_TRANSPORTATION</text:p>
          </table:table-cell>
          <table:table-cell office:value-type="float" office:value="32.761" calcext:value-type="float">
            <text:p>32.76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318" calcext:value-type="float">
            <text:p>5318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imals</text:p>
          </table:table-cell>
          <table:table-cell office:value-type="float" office:value="401.006" calcext:value-type="float">
            <text:p>401.006</text:p>
          </table:table-cell>
          <table:table-cell office:value-type="string" calcext:value-type="string">
            <text:p>Animals</text:p>
          </table:table-cell>
          <table:table-cell office:value-type="float" office:value="441.447" calcext:value-type="float">
            <text:p>441.447</text:p>
          </table:table-cell>
          <table:table-cell office:value-type="string" calcext:value-type="string">
            <text:p>Animals</text:p>
          </table:table-cell>
          <table:table-cell office:value-type="float" office:value="457.4" calcext:value-type="float">
            <text:p>457.4</text:p>
          </table:table-cell>
          <table:table-cell office:value-type="string" calcext:value-type="string">
            <text:p>Animals</text:p>
          </table:table-cell>
          <table:table-cell office:value-type="float" office:value="491.438" calcext:value-type="float">
            <text:p>491.438</text:p>
          </table:table-cell>
          <table:table-cell office:value-type="string" calcext:value-type="string">
            <text:p>Animals</text:p>
          </table:table-cell>
          <table:table-cell office:value-type="float" office:value="523.401" calcext:value-type="float">
            <text:p>523.401</text:p>
          </table:table-cell>
          <table:table-cell office:value-type="string" calcext:value-type="string">
            <text:p>Animals</text:p>
          </table:table-cell>
          <table:table-cell office:value-type="float" office:value="556.604" calcext:value-type="float">
            <text:p>556.604</text:p>
          </table:table-cell>
          <table:table-cell office:value-type="string" calcext:value-type="string">
            <text:p>Animals</text:p>
          </table:table-cell>
          <table:table-cell office:value-type="float" office:value="592.306" calcext:value-type="float">
            <text:p>592.30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337" calcext:value-type="float">
            <text:p>5337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ty</text:p>
          </table:table-cell>
          <table:table-cell office:value-type="float" office:value="489.272" calcext:value-type="float">
            <text:p>489.272</text:p>
          </table:table-cell>
          <table:table-cell office:value-type="string" calcext:value-type="string">
            <text:p>City</text:p>
          </table:table-cell>
          <table:table-cell office:value-type="float" office:value="541.33" calcext:value-type="float">
            <text:p>541.33</text:p>
          </table:table-cell>
          <table:table-cell office:value-type="string" calcext:value-type="string">
            <text:p>ANCIENT_CIVILIZATION</text:p>
          </table:table-cell>
          <table:table-cell office:value-type="float" office:value="30.052" calcext:value-type="float">
            <text:p>30.052</text:p>
          </table:table-cell>
          <table:table-cell office:value-type="string" calcext:value-type="string">
            <text:p>LANDSCAPES</text:p>
          </table:table-cell>
          <table:table-cell office:value-type="float" office:value="32.096" calcext:value-type="float">
            <text:p>32.096</text:p>
          </table:table-cell>
          <table:table-cell office:value-type="string" calcext:value-type="string">
            <text:p>NATURE_BLOOMING</text:p>
          </table:table-cell>
          <table:table-cell office:value-type="float" office:value="38.789" calcext:value-type="float">
            <text:p>38.789</text:p>
          </table:table-cell>
          <table:table-cell office:value-type="string" calcext:value-type="string">
            <text:p>FOOD</text:p>
          </table:table-cell>
          <table:table-cell office:value-type="float" office:value="28.177" calcext:value-type="float">
            <text:p>28.177</text:p>
          </table:table-cell>
          <table:table-cell office:value-type="string" calcext:value-type="string">
            <text:p>FUTURISTIC_TRANSPORTATION</text:p>
          </table:table-cell>
          <table:table-cell office:value-type="float" office:value="28.259" calcext:value-type="float">
            <text:p>28.25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346" calcext:value-type="float">
            <text:p>5346</text:p>
          </table:table-cell>
          <table:table-cell office:value-type="string" calcext:value-type="string">
            <text:p>Τρίτη Λυκείου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Αγόρι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ace</text:p>
          </table:table-cell>
          <table:table-cell office:value-type="float" office:value="963.262" calcext:value-type="float">
            <text:p>963.262</text:p>
          </table:table-cell>
          <table:table-cell office:value-type="string" calcext:value-type="string">
            <text:p>Space</text:p>
          </table:table-cell>
          <table:table-cell office:value-type="float" office:value="998.155" calcext:value-type="float">
            <text:p>998.155</text:p>
          </table:table-cell>
          <table:table-cell office:value-type="string" calcext:value-type="string">
            <text:p>Space</text:p>
          </table:table-cell>
          <table:table-cell office:value-type="float" office:value="1035.06" calcext:value-type="float">
            <text:p>1035.06</text:p>
          </table:table-cell>
          <table:table-cell office:value-type="string" calcext:value-type="string">
            <text:p>Space</text:p>
          </table:table-cell>
          <table:table-cell office:value-type="float" office:value="1069.581" calcext:value-type="float">
            <text:p>1069.581</text:p>
          </table:table-cell>
          <table:table-cell office:value-type="string" calcext:value-type="string">
            <text:p>Space</text:p>
          </table:table-cell>
          <table:table-cell office:value-type="float" office:value="1100.208" calcext:value-type="float">
            <text:p>1100.208</text:p>
          </table:table-cell>
          <table:table-cell office:value-type="string" calcext:value-type="string">
            <text:p>Space</text:p>
          </table:table-cell>
          <table:table-cell office:value-type="float" office:value="1139.954" calcext:value-type="float">
            <text:p>1139.954</text:p>
          </table:table-cell>
          <table:table-cell office:value-type="string" calcext:value-type="string">
            <text:p>FUTURISTIC_TRANSPORTATION</text:p>
          </table:table-cell>
          <table:table-cell office:value-type="float" office:value="31.46" calcext:value-type="float">
            <text:p>31.4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358" calcext:value-type="float">
            <text:p>5358</text:p>
          </table:table-cell>
          <table:table-cell office:value-type="string" calcext:value-type="string">
            <text:p>Τρίτη Γυμνασ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ean</text:p>
          </table:table-cell>
          <table:table-cell office:value-type="float" office:value="2656.954" calcext:value-type="float">
            <text:p>2656.954</text:p>
          </table:table-cell>
          <table:table-cell office:value-type="string" calcext:value-type="string">
            <text:p>MICROWORLD</text:p>
          </table:table-cell>
          <table:table-cell office:value-type="float" office:value="33.467" calcext:value-type="float">
            <text:p>33.467</text:p>
          </table:table-cell>
          <table:table-cell office:value-type="string" calcext:value-type="string">
            <text:p>ANCIENT_CIVILIZATION</text:p>
          </table:table-cell>
          <table:table-cell office:value-type="float" office:value="33.127" calcext:value-type="float">
            <text:p>33.127</text:p>
          </table:table-cell>
          <table:table-cell office:value-type="string" calcext:value-type="string">
            <text:p>LANDSCAPES</text:p>
          </table:table-cell>
          <table:table-cell office:value-type="float" office:value="38.459" calcext:value-type="float">
            <text:p>38.459</text:p>
          </table:table-cell>
          <table:table-cell office:value-type="string" calcext:value-type="string">
            <text:p>NATURE_BLOOMING</text:p>
          </table:table-cell>
          <table:table-cell office:value-type="float" office:value="35.55" calcext:value-type="float">
            <text:p>35.55</text:p>
          </table:table-cell>
          <table:table-cell office:value-type="string" calcext:value-type="string">
            <text:p>FOOD</text:p>
          </table:table-cell>
          <table:table-cell office:value-type="float" office:value="29.331" calcext:value-type="float">
            <text:p>29.331</text:p>
          </table:table-cell>
          <table:table-cell office:value-type="string" calcext:value-type="string">
            <text:p>FUTURISTIC_TRANSPORTATION</text:p>
          </table:table-cell>
          <table:table-cell office:value-type="float" office:value="29.776" calcext:value-type="float">
            <text:p>29.7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5, 6, 7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77" calcext:value-type="float">
            <text:p>5377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ce</text:p>
          </table:table-cell>
          <table:table-cell office:value-type="float" office:value="564.711" calcext:value-type="float">
            <text:p>564.711</text:p>
          </table:table-cell>
          <table:table-cell office:value-type="string" calcext:value-type="string">
            <text:p>Space</text:p>
          </table:table-cell>
          <table:table-cell office:value-type="float" office:value="620.441" calcext:value-type="float">
            <text:p>620.441</text:p>
          </table:table-cell>
          <table:table-cell office:value-type="string" calcext:value-type="string">
            <text:p>ANCIENT_CIVILIZATION</text:p>
          </table:table-cell>
          <table:table-cell office:value-type="float" office:value="30.943" calcext:value-type="float">
            <text:p>30.943</text:p>
          </table:table-cell>
          <table:table-cell office:value-type="string" calcext:value-type="string">
            <text:p>ANCIENT_CIVILIZATION</text:p>
          </table:table-cell>
          <table:table-cell office:value-type="float" office:value="66.661" calcext:value-type="float">
            <text:p>66.661</text:p>
          </table:table-cell>
          <table:table-cell office:value-type="string" calcext:value-type="string">
            <text:p>NATURE_BLOOMING</text:p>
          </table:table-cell>
          <table:table-cell office:value-type="float" office:value="28.88" calcext:value-type="float">
            <text:p>28.88</text:p>
          </table:table-cell>
          <table:table-cell office:value-type="string" calcext:value-type="string">
            <text:p>FOOD</text:p>
          </table:table-cell>
          <table:table-cell office:value-type="float" office:value="31.916" calcext:value-type="float">
            <text:p>31.916</text:p>
          </table:table-cell>
          <table:table-cell office:value-type="string" calcext:value-type="string">
            <text:p>FUTURISTIC_TRANSPORTATION</text:p>
          </table:table-cell>
          <table:table-cell office:value-type="float" office:value="30.459" calcext:value-type="float">
            <text:p>30.45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 7</text:p>
          </table:table-cell>
          <table:table-cell table:number-columns-repeated="20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378" calcext:value-type="float">
            <text:p>5378</text:p>
          </table:table-cell>
          <table:table-cell office:value-type="string" calcext:value-type="string">
            <text:p>Τρί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ce</text:p>
          </table:table-cell>
          <table:table-cell office:value-type="float" office:value="585.831" calcext:value-type="float">
            <text:p>585.831</text:p>
          </table:table-cell>
          <table:table-cell office:value-type="string" calcext:value-type="string">
            <text:p>MICROWORLD</text:p>
          </table:table-cell>
          <table:table-cell office:value-type="float" office:value="28.699" calcext:value-type="float">
            <text:p>28.699</text:p>
          </table:table-cell>
          <table:table-cell office:value-type="string" calcext:value-type="string">
            <text:p>ANCIENT_CIVILIZATION</text:p>
          </table:table-cell>
          <table:table-cell office:value-type="float" office:value="28.261" calcext:value-type="float">
            <text:p>28.261</text:p>
          </table:table-cell>
          <table:table-cell office:value-type="string" calcext:value-type="string">
            <text:p>LANDSCAPES</text:p>
          </table:table-cell>
          <table:table-cell office:value-type="float" office:value="30.683" calcext:value-type="float">
            <text:p>30.683</text:p>
          </table:table-cell>
          <table:table-cell office:value-type="string" calcext:value-type="string">
            <text:p>LANDSCAPES</text:p>
          </table:table-cell>
          <table:table-cell office:value-type="float" office:value="60.866" calcext:value-type="float">
            <text:p>60.866</text:p>
          </table:table-cell>
          <table:table-cell office:value-type="string" calcext:value-type="string">
            <text:p>LANDSCAPES</text:p>
          </table:table-cell>
          <table:table-cell office:value-type="float" office:value="90.949" calcext:value-type="float">
            <text:p>90.949</text:p>
          </table:table-cell>
          <table:table-cell office:value-type="string" calcext:value-type="string">
            <text:p>LANDSCAPES</text:p>
          </table:table-cell>
          <table:table-cell office:value-type="float" office:value="120.285" calcext:value-type="float">
            <text:p>120.28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 7</text:p>
          </table:table-cell>
          <table:table-cell table:number-columns-repeated="20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397" calcext:value-type="float">
            <text:p>5397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ean</text:p>
          </table:table-cell>
          <table:table-cell office:value-type="float" office:value="536.018" calcext:value-type="float">
            <text:p>536.018</text:p>
          </table:table-cell>
          <table:table-cell office:value-type="string" calcext:value-type="string">
            <text:p>MICROWORLD</text:p>
          </table:table-cell>
          <table:table-cell office:value-type="float" office:value="29.418" calcext:value-type="float">
            <text:p>29.418</text:p>
          </table:table-cell>
          <table:table-cell office:value-type="string" calcext:value-type="string">
            <text:p>ANCIENT_CIVILIZATION</text:p>
          </table:table-cell>
          <table:table-cell office:value-type="float" office:value="32.53" calcext:value-type="float">
            <text:p>32.53</text:p>
          </table:table-cell>
          <table:table-cell office:value-type="string" calcext:value-type="string">
            <text:p>LANDSCAPES</text:p>
          </table:table-cell>
          <table:table-cell office:value-type="float" office:value="30.474" calcext:value-type="float">
            <text:p>30.474</text:p>
          </table:table-cell>
          <table:table-cell office:value-type="string" calcext:value-type="string">
            <text:p>NATURE_BLOOMING</text:p>
          </table:table-cell>
          <table:table-cell office:value-type="float" office:value="50.481" calcext:value-type="float">
            <text:p>50.481</text:p>
          </table:table-cell>
          <table:table-cell office:value-type="string" calcext:value-type="string">
            <text:p>FOOD</text:p>
          </table:table-cell>
          <table:table-cell office:value-type="float" office:value="30.148" calcext:value-type="float">
            <text:p>30.148</text:p>
          </table:table-cell>
          <table:table-cell office:value-type="string" calcext:value-type="string">
            <text:p>FUTURISTIC_TRANSPORTATION</text:p>
          </table:table-cell>
          <table:table-cell office:value-type="float" office:value="32.849" calcext:value-type="float">
            <text:p>32.84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30" calcext:value-type="float">
            <text:p>5430</text:p>
          </table:table-cell>
          <table:table-cell office:value-type="string" calcext:value-type="string">
            <text:p>Τρίτη Λυκείου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Αγόρι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ity</text:p>
          </table:table-cell>
          <table:table-cell office:value-type="float" office:value="1508.091" calcext:value-type="float">
            <text:p>1508.091</text:p>
          </table:table-cell>
          <table:table-cell office:value-type="string" calcext:value-type="string">
            <text:p>City</text:p>
          </table:table-cell>
          <table:table-cell office:value-type="float" office:value="1544.829" calcext:value-type="float">
            <text:p>1544.829</text:p>
          </table:table-cell>
          <table:table-cell office:value-type="string" calcext:value-type="string">
            <text:p>ANCIENT_CIVILIZATION</text:p>
          </table:table-cell>
          <table:table-cell office:value-type="float" office:value="31.65" calcext:value-type="float">
            <text:p>31.65</text:p>
          </table:table-cell>
          <table:table-cell office:value-type="string" calcext:value-type="string">
            <text:p>LANDSCAPES</text:p>
          </table:table-cell>
          <table:table-cell office:value-type="float" office:value="35.098" calcext:value-type="float">
            <text:p>35.098</text:p>
          </table:table-cell>
          <table:table-cell office:value-type="string" calcext:value-type="string">
            <text:p>NATURE_BLOOMING</text:p>
          </table:table-cell>
          <table:table-cell office:value-type="float" office:value="30.738" calcext:value-type="float">
            <text:p>30.738</text:p>
          </table:table-cell>
          <table:table-cell office:value-type="string" calcext:value-type="string">
            <text:p>FOOD</text:p>
          </table:table-cell>
          <table:table-cell office:value-type="float" office:value="28.139" calcext:value-type="float">
            <text:p>28.139</text:p>
          </table:table-cell>
          <table:table-cell office:value-type="string" calcext:value-type="string">
            <text:p>FUTURISTIC_TRANSPORTATION</text:p>
          </table:table-cell>
          <table:table-cell office:value-type="float" office:value="29.314" calcext:value-type="float">
            <text:p>29.3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431" calcext:value-type="float">
            <text:p>5431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Αγόρι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ace</text:p>
          </table:table-cell>
          <table:table-cell office:value-type="float" office:value="1448.081" calcext:value-type="float">
            <text:p>1448.081</text:p>
          </table:table-cell>
          <table:table-cell office:value-type="string" calcext:value-type="string">
            <text:p>MICROWORLD</text:p>
          </table:table-cell>
          <table:table-cell office:value-type="float" office:value="28.873" calcext:value-type="float">
            <text:p>28.873</text:p>
          </table:table-cell>
          <table:table-cell office:value-type="string" calcext:value-type="string">
            <text:p>MICROWORLD</text:p>
          </table:table-cell>
          <table:table-cell office:value-type="float" office:value="61.428" calcext:value-type="float">
            <text:p>61.428</text:p>
          </table:table-cell>
          <table:table-cell office:value-type="string" calcext:value-type="string">
            <text:p>LANDSCAPES</text:p>
          </table:table-cell>
          <table:table-cell office:value-type="float" office:value="30.213" calcext:value-type="float">
            <text:p>30.213</text:p>
          </table:table-cell>
          <table:table-cell office:value-type="string" calcext:value-type="string">
            <text:p>NATURE_BLOOMING</text:p>
          </table:table-cell>
          <table:table-cell office:value-type="float" office:value="29.208" calcext:value-type="float">
            <text:p>29.208</text:p>
          </table:table-cell>
          <table:table-cell office:value-type="string" calcext:value-type="string">
            <text:p>FOOD</text:p>
          </table:table-cell>
          <table:table-cell office:value-type="float" office:value="27.683" calcext:value-type="float">
            <text:p>27.683</text:p>
          </table:table-cell>
          <table:table-cell office:value-type="string" calcext:value-type="string">
            <text:p>FUTURISTIC_TRANSPORTATION</text:p>
          </table:table-cell>
          <table:table-cell office:value-type="float" office:value="31.234" calcext:value-type="float">
            <text:p>31.23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3</text:p>
          </table:table-cell>
          <table:table-cell table:number-columns-repeated="20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33" calcext:value-type="float">
            <text:p>5433</text:p>
          </table:table-cell>
          <table:table-cell office:value-type="string" calcext:value-type="string">
            <text:p>Τρίτη Λυκείου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Αγόρι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cean</text:p>
          </table:table-cell>
          <table:table-cell office:value-type="float" office:value="807.842" calcext:value-type="float">
            <text:p>807.842</text:p>
          </table:table-cell>
          <table:table-cell office:value-type="string" calcext:value-type="string">
            <text:p>Ocean</text:p>
          </table:table-cell>
          <table:table-cell office:value-type="float" office:value="843.055" calcext:value-type="float">
            <text:p>843.055</text:p>
          </table:table-cell>
          <table:table-cell office:value-type="string" calcext:value-type="string">
            <text:p>Ocean</text:p>
          </table:table-cell>
          <table:table-cell office:value-type="float" office:value="886.713" calcext:value-type="float">
            <text:p>886.713</text:p>
          </table:table-cell>
          <table:table-cell office:value-type="string" calcext:value-type="string">
            <text:p>Ocean</text:p>
          </table:table-cell>
          <table:table-cell office:value-type="float" office:value="931.706" calcext:value-type="float">
            <text:p>931.706</text:p>
          </table:table-cell>
          <table:table-cell office:value-type="string" calcext:value-type="string">
            <text:p>Ocean</text:p>
          </table:table-cell>
          <table:table-cell office:value-type="float" office:value="962.642" calcext:value-type="float">
            <text:p>962.642</text:p>
          </table:table-cell>
          <table:table-cell office:value-type="string" calcext:value-type="string">
            <text:p>FOOD</text:p>
          </table:table-cell>
          <table:table-cell office:value-type="float" office:value="27.773" calcext:value-type="float">
            <text:p>27.773</text:p>
          </table:table-cell>
          <table:table-cell office:value-type="string" calcext:value-type="string">
            <text:p>FOOD</text:p>
          </table:table-cell>
          <table:table-cell office:value-type="float" office:value="62.094" calcext:value-type="float">
            <text:p>62.09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7" calcext:value-type="float">
            <text:p>5437</text:p>
          </table:table-cell>
          <table:table-cell office:value-type="string" calcext:value-type="string">
            <text:p>Τρίτη Λυκείου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Αγόρι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imals</text:p>
          </table:table-cell>
          <table:table-cell office:value-type="float" office:value="834.81" calcext:value-type="float">
            <text:p>834.81</text:p>
          </table:table-cell>
          <table:table-cell office:value-type="string" calcext:value-type="string">
            <text:p>Animals</text:p>
          </table:table-cell>
          <table:table-cell office:value-type="float" office:value="879.632" calcext:value-type="float">
            <text:p>879.632</text:p>
          </table:table-cell>
          <table:table-cell office:value-type="string" calcext:value-type="string">
            <text:p>Animals</text:p>
          </table:table-cell>
          <table:table-cell office:value-type="float" office:value="893.628" calcext:value-type="float">
            <text:p>893.628</text:p>
          </table:table-cell>
          <table:table-cell office:value-type="string" calcext:value-type="string">
            <text:p>Animals</text:p>
          </table:table-cell>
          <table:table-cell office:value-type="float" office:value="930.893" calcext:value-type="float">
            <text:p>930.893</text:p>
          </table:table-cell>
          <table:table-cell office:value-type="string" calcext:value-type="string">
            <text:p>Animals</text:p>
          </table:table-cell>
          <table:table-cell office:value-type="float" office:value="964.466" calcext:value-type="float">
            <text:p>964.466</text:p>
          </table:table-cell>
          <table:table-cell office:value-type="string" calcext:value-type="string">
            <text:p>Animals</text:p>
          </table:table-cell>
          <table:table-cell office:value-type="float" office:value="1001.967" calcext:value-type="float">
            <text:p>1001.967</text:p>
          </table:table-cell>
          <table:table-cell office:value-type="string" calcext:value-type="string">
            <text:p>Animals</text:p>
          </table:table-cell>
          <table:table-cell office:value-type="float" office:value="1037.526" calcext:value-type="float">
            <text:p>1037.52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41" calcext:value-type="float">
            <text:p>5441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imals</text:p>
          </table:table-cell>
          <table:table-cell office:value-type="float" office:value="2167.99" calcext:value-type="float">
            <text:p>2167.99</text:p>
          </table:table-cell>
          <table:table-cell office:value-type="string" calcext:value-type="string">
            <text:p>MICROWORLD</text:p>
          </table:table-cell>
          <table:table-cell office:value-type="float" office:value="30.034" calcext:value-type="float">
            <text:p>30.034</text:p>
          </table:table-cell>
          <table:table-cell office:value-type="string" calcext:value-type="string">
            <text:p>ANCIENT_CIVILIZATION</text:p>
          </table:table-cell>
          <table:table-cell office:value-type="float" office:value="29.759" calcext:value-type="float">
            <text:p>29.759</text:p>
          </table:table-cell>
          <table:table-cell office:value-type="string" calcext:value-type="string">
            <text:p>LANDSCAPES</text:p>
          </table:table-cell>
          <table:table-cell office:value-type="float" office:value="30.616" calcext:value-type="float">
            <text:p>30.616</text:p>
          </table:table-cell>
          <table:table-cell office:value-type="string" calcext:value-type="string">
            <text:p>NATURE_BLOOMING</text:p>
          </table:table-cell>
          <table:table-cell office:value-type="float" office:value="43.202" calcext:value-type="float">
            <text:p>43.202</text:p>
          </table:table-cell>
          <table:table-cell office:value-type="string" calcext:value-type="string">
            <text:p>FOOD</text:p>
          </table:table-cell>
          <table:table-cell office:value-type="float" office:value="30.37" calcext:value-type="float">
            <text:p>30.37</text:p>
          </table:table-cell>
          <table:table-cell office:value-type="string" calcext:value-type="string">
            <text:p>FUTURISTIC_TRANSPORTATION</text:p>
          </table:table-cell>
          <table:table-cell office:value-type="float" office:value="30.747" calcext:value-type="float">
            <text:p>30.74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43" calcext:value-type="float">
            <text:p>5443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Αγόρ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ity</text:p>
          </table:table-cell>
          <table:table-cell office:value-type="float" office:value="560.061" calcext:value-type="float">
            <text:p>560.061</text:p>
          </table:table-cell>
          <table:table-cell office:value-type="string" calcext:value-type="string">
            <text:p>MICROWORLD</text:p>
          </table:table-cell>
          <table:table-cell office:value-type="float" office:value="35.306" calcext:value-type="float">
            <text:p>35.306</text:p>
          </table:table-cell>
          <table:table-cell office:value-type="string" calcext:value-type="string">
            <text:p>MICROWORLD</text:p>
          </table:table-cell>
          <table:table-cell office:value-type="float" office:value="72.632" calcext:value-type="float">
            <text:p>72.632</text:p>
          </table:table-cell>
          <table:table-cell office:value-type="string" calcext:value-type="string">
            <text:p>MICROWORLD</text:p>
          </table:table-cell>
          <table:table-cell office:value-type="float" office:value="111.966" calcext:value-type="float">
            <text:p>111.966</text:p>
          </table:table-cell>
          <table:table-cell office:value-type="string" calcext:value-type="string">
            <text:p>NATURE_BLOOMING</text:p>
          </table:table-cell>
          <table:table-cell office:value-type="float" office:value="32.163" calcext:value-type="float">
            <text:p>32.163</text:p>
          </table:table-cell>
          <table:table-cell office:value-type="string" calcext:value-type="string">
            <text:p>NATURE_BLOOMING</text:p>
          </table:table-cell>
          <table:table-cell office:value-type="float" office:value="70.614" calcext:value-type="float">
            <text:p>70.614</text:p>
          </table:table-cell>
          <table:table-cell office:value-type="string" calcext:value-type="string">
            <text:p>FUTURISTIC_TRANSPORTATION</text:p>
          </table:table-cell>
          <table:table-cell office:value-type="float" office:value="33.515" calcext:value-type="float">
            <text:p>33.5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 2, 4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44" calcext:value-type="float">
            <text:p>5444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ean</text:p>
          </table:table-cell>
          <table:table-cell office:value-type="float" office:value="656.822" calcext:value-type="float">
            <text:p>656.822</text:p>
          </table:table-cell>
          <table:table-cell office:value-type="string" calcext:value-type="string">
            <text:p>MICROWORLD</text:p>
          </table:table-cell>
          <table:table-cell office:value-type="float" office:value="30.859" calcext:value-type="float">
            <text:p>30.859</text:p>
          </table:table-cell>
          <table:table-cell office:value-type="string" calcext:value-type="string">
            <text:p>ANCIENT_CIVILIZATION</text:p>
          </table:table-cell>
          <table:table-cell office:value-type="float" office:value="28.965" calcext:value-type="float">
            <text:p>28.965</text:p>
          </table:table-cell>
          <table:table-cell office:value-type="string" calcext:value-type="string">
            <text:p>LANDSCAPES</text:p>
          </table:table-cell>
          <table:table-cell office:value-type="float" office:value="33.364" calcext:value-type="float">
            <text:p>33.364</text:p>
          </table:table-cell>
          <table:table-cell office:value-type="string" calcext:value-type="string">
            <text:p>NATURE_BLOOMING</text:p>
          </table:table-cell>
          <table:table-cell office:value-type="float" office:value="30.654" calcext:value-type="float">
            <text:p>30.654</text:p>
          </table:table-cell>
          <table:table-cell office:value-type="string" calcext:value-type="string">
            <text:p>FOOD</text:p>
          </table:table-cell>
          <table:table-cell office:value-type="float" office:value="29.406" calcext:value-type="float">
            <text:p>29.406</text:p>
          </table:table-cell>
          <table:table-cell office:value-type="string" calcext:value-type="string">
            <text:p>FUTURISTIC_TRANSPORTATION</text:p>
          </table:table-cell>
          <table:table-cell office:value-type="float" office:value="30.613" calcext:value-type="float">
            <text:p>30.61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45" calcext:value-type="float">
            <text:p>5445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ce</text:p>
          </table:table-cell>
          <table:table-cell office:value-type="float" office:value="1049.855" calcext:value-type="float">
            <text:p>1049.855</text:p>
          </table:table-cell>
          <table:table-cell office:value-type="string" calcext:value-type="string">
            <text:p>Space</text:p>
          </table:table-cell>
          <table:table-cell office:value-type="float" office:value="1083.641" calcext:value-type="float">
            <text:p>1083.641</text:p>
          </table:table-cell>
          <table:table-cell office:value-type="string" calcext:value-type="string">
            <text:p>Space</text:p>
          </table:table-cell>
          <table:table-cell office:value-type="float" office:value="1116.068" calcext:value-type="float">
            <text:p>1116.068</text:p>
          </table:table-cell>
          <table:table-cell office:value-type="string" calcext:value-type="string">
            <text:p>LANDSCAPES</text:p>
          </table:table-cell>
          <table:table-cell office:value-type="float" office:value="28.337" calcext:value-type="float">
            <text:p>28.337</text:p>
          </table:table-cell>
          <table:table-cell office:value-type="string" calcext:value-type="string">
            <text:p>NATURE_BLOOMING</text:p>
          </table:table-cell>
          <table:table-cell office:value-type="float" office:value="30.42" calcext:value-type="float">
            <text:p>30.42</text:p>
          </table:table-cell>
          <table:table-cell office:value-type="string" calcext:value-type="string">
            <text:p>NATURE_BLOOMING</text:p>
          </table:table-cell>
          <table:table-cell office:value-type="float" office:value="67.236" calcext:value-type="float">
            <text:p>67.236</text:p>
          </table:table-cell>
          <table:table-cell office:value-type="string" calcext:value-type="string">
            <text:p>FUTURISTIC_TRANSPORTATION</text:p>
          </table:table-cell>
          <table:table-cell office:value-type="float" office:value="27.721" calcext:value-type="float">
            <text:p>27.7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 7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46" calcext:value-type="float">
            <text:p>5446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ce</text:p>
          </table:table-cell>
          <table:table-cell office:value-type="float" office:value="545.83" calcext:value-type="float">
            <text:p>545.83</text:p>
          </table:table-cell>
          <table:table-cell office:value-type="string" calcext:value-type="string">
            <text:p>Space</text:p>
          </table:table-cell>
          <table:table-cell office:value-type="float" office:value="586.152" calcext:value-type="float">
            <text:p>586.152</text:p>
          </table:table-cell>
          <table:table-cell office:value-type="string" calcext:value-type="string">
            <text:p>Space</text:p>
          </table:table-cell>
          <table:table-cell office:value-type="float" office:value="627.993" calcext:value-type="float">
            <text:p>627.993</text:p>
          </table:table-cell>
          <table:table-cell office:value-type="string" calcext:value-type="string">
            <text:p>LANDSCAPES</text:p>
          </table:table-cell>
          <table:table-cell office:value-type="float" office:value="30.699" calcext:value-type="float">
            <text:p>30.699</text:p>
          </table:table-cell>
          <table:table-cell office:value-type="string" calcext:value-type="string">
            <text:p>NATURE_BLOOMING</text:p>
          </table:table-cell>
          <table:table-cell office:value-type="float" office:value="32.93" calcext:value-type="float">
            <text:p>32.93</text:p>
          </table:table-cell>
          <table:table-cell office:value-type="string" calcext:value-type="string">
            <text:p>FOOD</text:p>
          </table:table-cell>
          <table:table-cell office:value-type="float" office:value="29.036" calcext:value-type="float">
            <text:p>29.036</text:p>
          </table:table-cell>
          <table:table-cell office:value-type="string" calcext:value-type="string">
            <text:p>FUTURISTIC_TRANSPORTATION</text:p>
          </table:table-cell>
          <table:table-cell office:value-type="float" office:value="34.232" calcext:value-type="float">
            <text:p>34.23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47" calcext:value-type="float">
            <text:p>5447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ean</text:p>
          </table:table-cell>
          <table:table-cell office:value-type="float" office:value="2155.533" calcext:value-type="float">
            <text:p>2155.533</text:p>
          </table:table-cell>
          <table:table-cell office:value-type="string" calcext:value-type="string">
            <text:p>Ocean</text:p>
          </table:table-cell>
          <table:table-cell office:value-type="float" office:value="2187.549" calcext:value-type="float">
            <text:p>2187.549</text:p>
          </table:table-cell>
          <table:table-cell office:value-type="string" calcext:value-type="string">
            <text:p>ANCIENT_CIVILIZATION</text:p>
          </table:table-cell>
          <table:table-cell office:value-type="float" office:value="34.213" calcext:value-type="float">
            <text:p>34.213</text:p>
          </table:table-cell>
          <table:table-cell office:value-type="string" calcext:value-type="string">
            <text:p>LANDSCAPES</text:p>
          </table:table-cell>
          <table:table-cell office:value-type="float" office:value="30.316" calcext:value-type="float">
            <text:p>30.316</text:p>
          </table:table-cell>
          <table:table-cell office:value-type="string" calcext:value-type="string">
            <text:p>LANDSCAPES</text:p>
          </table:table-cell>
          <table:table-cell office:value-type="float" office:value="64.686" calcext:value-type="float">
            <text:p>64.686</text:p>
          </table:table-cell>
          <table:table-cell office:value-type="string" calcext:value-type="string">
            <text:p>LANDSCAPES</text:p>
          </table:table-cell>
          <table:table-cell office:value-type="float" office:value="101.983" calcext:value-type="float">
            <text:p>101.983</text:p>
          </table:table-cell>
          <table:table-cell office:value-type="string" calcext:value-type="string">
            <text:p>FUTURISTIC_TRANSPORTATION</text:p>
          </table:table-cell>
          <table:table-cell office:value-type="float" office:value="33.45" calcext:value-type="float">
            <text:p>33.4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 5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49" calcext:value-type="float">
            <text:p>5449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ce</text:p>
          </table:table-cell>
          <table:table-cell office:value-type="float" office:value="61.124" calcext:value-type="float">
            <text:p>61.124</text:p>
          </table:table-cell>
          <table:table-cell office:value-type="string" calcext:value-type="string">
            <text:p>Space</text:p>
          </table:table-cell>
          <table:table-cell office:value-type="float" office:value="91.147" calcext:value-type="float">
            <text:p>91.147</text:p>
          </table:table-cell>
          <table:table-cell office:value-type="string" calcext:value-type="string">
            <text:p>Space</text:p>
          </table:table-cell>
          <table:table-cell office:value-type="float" office:value="122.281" calcext:value-type="float">
            <text:p>122.281</text:p>
          </table:table-cell>
          <table:table-cell office:value-type="string" calcext:value-type="string">
            <text:p>Space</text:p>
          </table:table-cell>
          <table:table-cell office:value-type="float" office:value="151.999" calcext:value-type="float">
            <text:p>151.999</text:p>
          </table:table-cell>
          <table:table-cell office:value-type="string" calcext:value-type="string">
            <text:p>Space</text:p>
          </table:table-cell>
          <table:table-cell office:value-type="float" office:value="180.921" calcext:value-type="float">
            <text:p>180.921</text:p>
          </table:table-cell>
          <table:table-cell office:value-type="string" calcext:value-type="string">
            <text:p>FOOD</text:p>
          </table:table-cell>
          <table:table-cell office:value-type="float" office:value="27.073" calcext:value-type="float">
            <text:p>27.073</text:p>
          </table:table-cell>
          <table:table-cell office:value-type="string" calcext:value-type="string">
            <text:p>FOOD</text:p>
          </table:table-cell>
          <table:table-cell office:value-type="float" office:value="61.305" calcext:value-type="float">
            <text:p>61.30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51" calcext:value-type="float">
            <text:p>5451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imals</text:p>
          </table:table-cell>
          <table:table-cell office:value-type="float" office:value="2528.753" calcext:value-type="float">
            <text:p>2528.753</text:p>
          </table:table-cell>
          <table:table-cell office:value-type="string" calcext:value-type="string">
            <text:p>Animals</text:p>
          </table:table-cell>
          <table:table-cell office:value-type="float" office:value="2567.865" calcext:value-type="float">
            <text:p>2567.865</text:p>
          </table:table-cell>
          <table:table-cell office:value-type="string" calcext:value-type="string">
            <text:p>Animals</text:p>
          </table:table-cell>
          <table:table-cell office:value-type="float" office:value="2588.549" calcext:value-type="float">
            <text:p>2588.549</text:p>
          </table:table-cell>
          <table:table-cell office:value-type="string" calcext:value-type="string">
            <text:p>Animals</text:p>
          </table:table-cell>
          <table:table-cell office:value-type="float" office:value="2626.336" calcext:value-type="float">
            <text:p>2626.336</text:p>
          </table:table-cell>
          <table:table-cell office:value-type="string" calcext:value-type="string">
            <text:p>Animals</text:p>
          </table:table-cell>
          <table:table-cell office:value-type="float" office:value="2687.487" calcext:value-type="float">
            <text:p>2687.487</text:p>
          </table:table-cell>
          <table:table-cell office:value-type="string" calcext:value-type="string">
            <text:p>Animals</text:p>
          </table:table-cell>
          <table:table-cell office:value-type="float" office:value="2748.99" calcext:value-type="float">
            <text:p>2748.99</text:p>
          </table:table-cell>
          <table:table-cell office:value-type="string" calcext:value-type="string">
            <text:p>Animals</text:p>
          </table:table-cell>
          <table:table-cell office:value-type="float" office:value="2806.914" calcext:value-type="float">
            <text:p>2806.9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6" calcext:value-type="float">
            <text:p>5456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ce</text:p>
          </table:table-cell>
          <table:table-cell office:value-type="float" office:value="891.42" calcext:value-type="float">
            <text:p>891.42</text:p>
          </table:table-cell>
          <table:table-cell office:value-type="string" calcext:value-type="string">
            <text:p>MICROWORLD</text:p>
          </table:table-cell>
          <table:table-cell office:value-type="float" office:value="27.792" calcext:value-type="float">
            <text:p>27.792</text:p>
          </table:table-cell>
          <table:table-cell office:value-type="string" calcext:value-type="string">
            <text:p>ANCIENT_CIVILIZATION</text:p>
          </table:table-cell>
          <table:table-cell office:value-type="float" office:value="28.341" calcext:value-type="float">
            <text:p>28.341</text:p>
          </table:table-cell>
          <table:table-cell office:value-type="string" calcext:value-type="string">
            <text:p>LANDSCAPES</text:p>
          </table:table-cell>
          <table:table-cell office:value-type="float" office:value="29.237" calcext:value-type="float">
            <text:p>29.237</text:p>
          </table:table-cell>
          <table:table-cell office:value-type="string" calcext:value-type="string">
            <text:p>NATURE_BLOOMING</text:p>
          </table:table-cell>
          <table:table-cell office:value-type="float" office:value="28.964" calcext:value-type="float">
            <text:p>28.964</text:p>
          </table:table-cell>
          <table:table-cell office:value-type="string" calcext:value-type="string">
            <text:p>FOOD</text:p>
          </table:table-cell>
          <table:table-cell office:value-type="float" office:value="27.526" calcext:value-type="float">
            <text:p>27.526</text:p>
          </table:table-cell>
          <table:table-cell office:value-type="string" calcext:value-type="string">
            <text:p>FUTURISTIC_TRANSPORTATION</text:p>
          </table:table-cell>
          <table:table-cell office:value-type="float" office:value="29.645" calcext:value-type="float">
            <text:p>29.64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7" calcext:value-type="float">
            <text:p>5457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ean</text:p>
          </table:table-cell>
          <table:table-cell office:value-type="float" office:value="2023.603" calcext:value-type="float">
            <text:p>2023.603</text:p>
          </table:table-cell>
          <table:table-cell office:value-type="string" calcext:value-type="string">
            <text:p>Ocean</text:p>
          </table:table-cell>
          <table:table-cell office:value-type="float" office:value="2078.611" calcext:value-type="float">
            <text:p>2078.611</text:p>
          </table:table-cell>
          <table:table-cell office:value-type="string" calcext:value-type="string">
            <text:p>Ocean</text:p>
          </table:table-cell>
          <table:table-cell office:value-type="float" office:value="2129.387" calcext:value-type="float">
            <text:p>2129.387</text:p>
          </table:table-cell>
          <table:table-cell office:value-type="string" calcext:value-type="string">
            <text:p>Ocean</text:p>
          </table:table-cell>
          <table:table-cell office:value-type="float" office:value="2174.323" calcext:value-type="float">
            <text:p>2174.323</text:p>
          </table:table-cell>
          <table:table-cell office:value-type="string" calcext:value-type="string">
            <text:p>Ocean</text:p>
          </table:table-cell>
          <table:table-cell office:value-type="float" office:value="2222.227" calcext:value-type="float">
            <text:p>2222.227</text:p>
          </table:table-cell>
          <table:table-cell office:value-type="string" calcext:value-type="string">
            <text:p>Ocean</text:p>
          </table:table-cell>
          <table:table-cell office:value-type="float" office:value="2270.282" calcext:value-type="float">
            <text:p>2270.282</text:p>
          </table:table-cell>
          <table:table-cell office:value-type="string" calcext:value-type="string">
            <text:p>Ocean</text:p>
          </table:table-cell>
          <table:table-cell office:value-type="float" office:value="2311.398" calcext:value-type="float">
            <text:p>2311.39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58" calcext:value-type="float">
            <text:p>5458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imals</text:p>
          </table:table-cell>
          <table:table-cell office:value-type="float" office:value="894.12" calcext:value-type="float">
            <text:p>894.12</text:p>
          </table:table-cell>
          <table:table-cell office:value-type="string" calcext:value-type="string">
            <text:p>Animals</text:p>
          </table:table-cell>
          <table:table-cell office:value-type="float" office:value="933.049" calcext:value-type="float">
            <text:p>933.049</text:p>
          </table:table-cell>
          <table:table-cell office:value-type="string" calcext:value-type="string">
            <text:p>ANCIENT_CIVILIZATION</text:p>
          </table:table-cell>
          <table:table-cell office:value-type="float" office:value="30.382" calcext:value-type="float">
            <text:p>30.382</text:p>
          </table:table-cell>
          <table:table-cell office:value-type="string" calcext:value-type="string">
            <text:p>ANCIENT_CIVILIZATION</text:p>
          </table:table-cell>
          <table:table-cell office:value-type="float" office:value="63.343" calcext:value-type="float">
            <text:p>63.343</text:p>
          </table:table-cell>
          <table:table-cell office:value-type="string" calcext:value-type="string">
            <text:p>ANCIENT_CIVILIZATION</text:p>
          </table:table-cell>
          <table:table-cell office:value-type="float" office:value="96.536" calcext:value-type="float">
            <text:p>96.536</text:p>
          </table:table-cell>
          <table:table-cell office:value-type="string" calcext:value-type="string">
            <text:p>ANCIENT_CIVILIZATION</text:p>
          </table:table-cell>
          <table:table-cell office:value-type="float" office:value="140.822" calcext:value-type="float">
            <text:p>140.822</text:p>
          </table:table-cell>
          <table:table-cell office:value-type="string" calcext:value-type="string">
            <text:p>ANCIENT_CIVILIZATION</text:p>
          </table:table-cell>
          <table:table-cell office:value-type="float" office:value="170.638" calcext:value-type="float">
            <text:p>170.63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 7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460" calcext:value-type="float">
            <text:p>5460</text:p>
          </table:table-cell>
          <table:table-cell office:value-type="string" calcext:value-type="string">
            <text:p>Πρώτη Λυκείου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Κορίτσ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ce</text:p>
          </table:table-cell>
          <table:table-cell office:value-type="float" office:value="1063.937" calcext:value-type="float">
            <text:p>1063.937</text:p>
          </table:table-cell>
          <table:table-cell office:value-type="string" calcext:value-type="string">
            <text:p>MICROWORLD</text:p>
          </table:table-cell>
          <table:table-cell office:value-type="float" office:value="27.832" calcext:value-type="float">
            <text:p>27.832</text:p>
          </table:table-cell>
          <table:table-cell office:value-type="string" calcext:value-type="string">
            <text:p>MICROWORLD</text:p>
          </table:table-cell>
          <table:table-cell office:value-type="float" office:value="60.565" calcext:value-type="float">
            <text:p>60.565</text:p>
          </table:table-cell>
          <table:table-cell office:value-type="string" calcext:value-type="string">
            <text:p>LANDSCAPES</text:p>
          </table:table-cell>
          <table:table-cell office:value-type="float" office:value="30.961" calcext:value-type="float">
            <text:p>30.961</text:p>
          </table:table-cell>
          <table:table-cell office:value-type="string" calcext:value-type="string">
            <text:p>NATURE_BLOOMING</text:p>
          </table:table-cell>
          <table:table-cell office:value-type="float" office:value="27.96" calcext:value-type="float">
            <text:p>27.96</text:p>
          </table:table-cell>
          <table:table-cell office:value-type="string" calcext:value-type="string">
            <text:p>FOOD</text:p>
          </table:table-cell>
          <table:table-cell office:value-type="float" office:value="31.463" calcext:value-type="float">
            <text:p>31.463</text:p>
          </table:table-cell>
          <table:table-cell office:value-type="string" calcext:value-type="string">
            <text:p>FUTURISTIC_TRANSPORTATION</text:p>
          </table:table-cell>
          <table:table-cell office:value-type="float" office:value="30.232" calcext:value-type="float">
            <text:p>30.23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61" calcext:value-type="float">
            <text:p>5461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Αγόρ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imals</text:p>
          </table:table-cell>
          <table:table-cell office:value-type="float" office:value="7043.053" calcext:value-type="float">
            <text:p>7043.053</text:p>
          </table:table-cell>
          <table:table-cell office:value-type="string" calcext:value-type="string">
            <text:p>MICROWORLD</text:p>
          </table:table-cell>
          <table:table-cell office:value-type="float" office:value="36.668" calcext:value-type="float">
            <text:p>36.668</text:p>
          </table:table-cell>
          <table:table-cell office:value-type="string" calcext:value-type="string">
            <text:p>ANCIENT_CIVILIZATION</text:p>
          </table:table-cell>
          <table:table-cell office:value-type="float" office:value="40.744" calcext:value-type="float">
            <text:p>40.744</text:p>
          </table:table-cell>
          <table:table-cell office:value-type="string" calcext:value-type="string">
            <text:p>LANDSCAPES</text:p>
          </table:table-cell>
          <table:table-cell office:value-type="float" office:value="31.947" calcext:value-type="float">
            <text:p>31.947</text:p>
          </table:table-cell>
          <table:table-cell office:value-type="string" calcext:value-type="string">
            <text:p>NATURE_BLOOMING</text:p>
          </table:table-cell>
          <table:table-cell office:value-type="float" office:value="36.962" calcext:value-type="float">
            <text:p>36.962</text:p>
          </table:table-cell>
          <table:table-cell office:value-type="string" calcext:value-type="string">
            <text:p>FOOD</text:p>
          </table:table-cell>
          <table:table-cell office:value-type="float" office:value="31.043" calcext:value-type="float">
            <text:p>31.043</text:p>
          </table:table-cell>
          <table:table-cell office:value-type="string" calcext:value-type="string">
            <text:p>FOOD</text:p>
          </table:table-cell>
          <table:table-cell office:value-type="float" office:value="69.874" calcext:value-type="float">
            <text:p>69.87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62" calcext:value-type="float">
            <text:p>5462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Αγόρ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imals</text:p>
          </table:table-cell>
          <table:table-cell office:value-type="float" office:value="10038.863" calcext:value-type="float">
            <text:p>10038.863</text:p>
          </table:table-cell>
          <table:table-cell office:value-type="string" calcext:value-type="string">
            <text:p>MICROWORLD</text:p>
          </table:table-cell>
          <table:table-cell office:value-type="float" office:value="29.008" calcext:value-type="float">
            <text:p>29.008</text:p>
          </table:table-cell>
          <table:table-cell office:value-type="string" calcext:value-type="string">
            <text:p>ANCIENT_CIVILIZATION</text:p>
          </table:table-cell>
          <table:table-cell office:value-type="float" office:value="31.902" calcext:value-type="float">
            <text:p>31.902</text:p>
          </table:table-cell>
          <table:table-cell office:value-type="string" calcext:value-type="string">
            <text:p>LANDSCAPES</text:p>
          </table:table-cell>
          <table:table-cell office:value-type="float" office:value="34.314" calcext:value-type="float">
            <text:p>34.314</text:p>
          </table:table-cell>
          <table:table-cell office:value-type="string" calcext:value-type="string">
            <text:p>NATURE_BLOOMING</text:p>
          </table:table-cell>
          <table:table-cell office:value-type="float" office:value="31.07" calcext:value-type="float">
            <text:p>31.07</text:p>
          </table:table-cell>
          <table:table-cell office:value-type="string" calcext:value-type="string">
            <text:p>FOOD</text:p>
          </table:table-cell>
          <table:table-cell office:value-type="float" office:value="33.358" calcext:value-type="float">
            <text:p>33.358</text:p>
          </table:table-cell>
          <table:table-cell office:value-type="string" calcext:value-type="string">
            <text:p>FUTURISTIC_TRANSPORTATION</text:p>
          </table:table-cell>
          <table:table-cell office:value-type="float" office:value="35.308" calcext:value-type="float">
            <text:p>35.30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63" calcext:value-type="float">
            <text:p>5463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Αγόρ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ty</text:p>
          </table:table-cell>
          <table:table-cell office:value-type="float" office:value="6934.283" calcext:value-type="float">
            <text:p>6934.283</text:p>
          </table:table-cell>
          <table:table-cell office:value-type="string" calcext:value-type="string">
            <text:p>City</text:p>
          </table:table-cell>
          <table:table-cell office:value-type="float" office:value="6987.401" calcext:value-type="float">
            <text:p>6987.401</text:p>
          </table:table-cell>
          <table:table-cell office:value-type="string" calcext:value-type="string">
            <text:p>City</text:p>
          </table:table-cell>
          <table:table-cell office:value-type="float" office:value="7022.787" calcext:value-type="float">
            <text:p>7022.787</text:p>
          </table:table-cell>
          <table:table-cell office:value-type="string" calcext:value-type="string">
            <text:p>City</text:p>
          </table:table-cell>
          <table:table-cell office:value-type="float" office:value="7059.602" calcext:value-type="float">
            <text:p>7059.602</text:p>
          </table:table-cell>
          <table:table-cell office:value-type="string" calcext:value-type="string">
            <text:p>City</text:p>
          </table:table-cell>
          <table:table-cell office:value-type="float" office:value="7096.123" calcext:value-type="float">
            <text:p>7096.123</text:p>
          </table:table-cell>
          <table:table-cell office:value-type="string" calcext:value-type="string">
            <text:p>City</text:p>
          </table:table-cell>
          <table:table-cell office:value-type="float" office:value="7134.052" calcext:value-type="float">
            <text:p>7134.052</text:p>
          </table:table-cell>
          <table:table-cell office:value-type="string" calcext:value-type="string">
            <text:p>City</text:p>
          </table:table-cell>
          <table:table-cell office:value-type="float" office:value="7175.572" calcext:value-type="float">
            <text:p>7175.5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 5, 7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4" calcext:value-type="float">
            <text:p>5464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imals</text:p>
          </table:table-cell>
          <table:table-cell office:value-type="float" office:value="10119.877" calcext:value-type="float">
            <text:p>10119.877</text:p>
          </table:table-cell>
          <table:table-cell office:value-type="string" calcext:value-type="string">
            <text:p>Animals</text:p>
          </table:table-cell>
          <table:table-cell office:value-type="float" office:value="10174.573" calcext:value-type="float">
            <text:p>10174.573</text:p>
          </table:table-cell>
          <table:table-cell office:value-type="string" calcext:value-type="string">
            <text:p>Animals</text:p>
          </table:table-cell>
          <table:table-cell office:value-type="float" office:value="10211.037" calcext:value-type="float">
            <text:p>10211.037</text:p>
          </table:table-cell>
          <table:table-cell office:value-type="string" calcext:value-type="string">
            <text:p>Animals</text:p>
          </table:table-cell>
          <table:table-cell office:value-type="float" office:value="10245.525" calcext:value-type="float">
            <text:p>10245.525</text:p>
          </table:table-cell>
          <table:table-cell office:value-type="string" calcext:value-type="string">
            <text:p>Animals</text:p>
          </table:table-cell>
          <table:table-cell office:value-type="float" office:value="10286.341" calcext:value-type="float">
            <text:p>10286.341</text:p>
          </table:table-cell>
          <table:table-cell office:value-type="string" calcext:value-type="string">
            <text:p>Animals</text:p>
          </table:table-cell>
          <table:table-cell office:value-type="float" office:value="10317.27" calcext:value-type="float">
            <text:p>10317.27</text:p>
          </table:table-cell>
          <table:table-cell office:value-type="string" calcext:value-type="string">
            <text:p>Animals</text:p>
          </table:table-cell>
          <table:table-cell office:value-type="float" office:value="10351.575" calcext:value-type="float">
            <text:p>10351.57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6" calcext:value-type="float">
            <text:p>5466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imals</text:p>
          </table:table-cell>
          <table:table-cell office:value-type="float" office:value="10137.557" calcext:value-type="float">
            <text:p>10137.557</text:p>
          </table:table-cell>
          <table:table-cell office:value-type="string" calcext:value-type="string">
            <text:p>Animals</text:p>
          </table:table-cell>
          <table:table-cell office:value-type="float" office:value="10176.133" calcext:value-type="float">
            <text:p>10176.133</text:p>
          </table:table-cell>
          <table:table-cell office:value-type="string" calcext:value-type="string">
            <text:p>Animals</text:p>
          </table:table-cell>
          <table:table-cell office:value-type="float" office:value="10201.872" calcext:value-type="float">
            <text:p>10201.872</text:p>
          </table:table-cell>
          <table:table-cell office:value-type="string" calcext:value-type="string">
            <text:p>Animals</text:p>
          </table:table-cell>
          <table:table-cell office:value-type="float" office:value="10238.433" calcext:value-type="float">
            <text:p>10238.433</text:p>
          </table:table-cell>
          <table:table-cell office:value-type="string" calcext:value-type="string">
            <text:p>Animals</text:p>
          </table:table-cell>
          <table:table-cell office:value-type="float" office:value="10272.094" calcext:value-type="float">
            <text:p>10272.094</text:p>
          </table:table-cell>
          <table:table-cell office:value-type="string" calcext:value-type="string">
            <text:p>Animals</text:p>
          </table:table-cell>
          <table:table-cell office:value-type="float" office:value="10303.416" calcext:value-type="float">
            <text:p>10303.416</text:p>
          </table:table-cell>
          <table:table-cell office:value-type="string" calcext:value-type="string">
            <text:p>Animals</text:p>
          </table:table-cell>
          <table:table-cell office:value-type="float" office:value="10345.223" calcext:value-type="float">
            <text:p>10345.22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7" calcext:value-type="float">
            <text:p>5467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Αγόρ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ty</text:p>
          </table:table-cell>
          <table:table-cell office:value-type="float" office:value="672.85" calcext:value-type="float">
            <text:p>672.85</text:p>
          </table:table-cell>
          <table:table-cell office:value-type="string" calcext:value-type="string">
            <text:p>MICROWORLD</text:p>
          </table:table-cell>
          <table:table-cell office:value-type="float" office:value="27.92" calcext:value-type="float">
            <text:p>27.92</text:p>
          </table:table-cell>
          <table:table-cell office:value-type="string" calcext:value-type="string">
            <text:p>ANCIENT_CIVILIZATION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LANDSCAPES</text:p>
          </table:table-cell>
          <table:table-cell office:value-type="float" office:value="28.717" calcext:value-type="float">
            <text:p>28.717</text:p>
          </table:table-cell>
          <table:table-cell office:value-type="string" calcext:value-type="string">
            <text:p>NATURE_BLOOMING</text:p>
          </table:table-cell>
          <table:table-cell office:value-type="float" office:value="28.786" calcext:value-type="float">
            <text:p>28.786</text:p>
          </table:table-cell>
          <table:table-cell office:value-type="string" calcext:value-type="string">
            <text:p>FOOD</text:p>
          </table:table-cell>
          <table:table-cell office:value-type="float" office:value="29.167" calcext:value-type="float">
            <text:p>29.167</text:p>
          </table:table-cell>
          <table:table-cell office:value-type="string" calcext:value-type="string">
            <text:p>FUTURISTIC_TRANSPORTATION</text:p>
          </table:table-cell>
          <table:table-cell office:value-type="float" office:value="36.548" calcext:value-type="float">
            <text:p>36.54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468" calcext:value-type="float">
            <text:p>5468</text:p>
          </table:table-cell>
          <table:table-cell office:value-type="string" calcext:value-type="string">
            <text:p>Τρίτη Λυκείου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Κορίτσι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ity</text:p>
          </table:table-cell>
          <table:table-cell office:value-type="float" office:value="10155.282" calcext:value-type="float">
            <text:p>10155.282</text:p>
          </table:table-cell>
          <table:table-cell office:value-type="string" calcext:value-type="string">
            <text:p>City</text:p>
          </table:table-cell>
          <table:table-cell office:value-type="float" office:value="10192.003" calcext:value-type="float">
            <text:p>10192.003</text:p>
          </table:table-cell>
          <table:table-cell office:value-type="string" calcext:value-type="string">
            <text:p>City</text:p>
          </table:table-cell>
          <table:table-cell office:value-type="float" office:value="10227.243" calcext:value-type="float">
            <text:p>10227.243</text:p>
          </table:table-cell>
          <table:table-cell office:value-type="string" calcext:value-type="string">
            <text:p>LANDSCAPES</text:p>
          </table:table-cell>
          <table:table-cell office:value-type="float" office:value="34.849" calcext:value-type="float">
            <text:p>34.849</text:p>
          </table:table-cell>
          <table:table-cell office:value-type="string" calcext:value-type="string">
            <text:p>NATURE_BLOOMING</text:p>
          </table:table-cell>
          <table:table-cell office:value-type="float" office:value="35.308" calcext:value-type="float">
            <text:p>35.308</text:p>
          </table:table-cell>
          <table:table-cell office:value-type="string" calcext:value-type="string">
            <text:p>NATURE_BLOOMING</text:p>
          </table:table-cell>
          <table:table-cell office:value-type="float" office:value="74.251" calcext:value-type="float">
            <text:p>74.251</text:p>
          </table:table-cell>
          <table:table-cell office:value-type="string" calcext:value-type="string">
            <text:p>FUTURISTIC_TRANSPORTATION</text:p>
          </table:table-cell>
          <table:table-cell office:value-type="float" office:value="30.232" calcext:value-type="float">
            <text:p>30.2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69" calcext:value-type="float">
            <text:p>5469</text:p>
          </table:table-cell>
          <table:table-cell office:value-type="string" calcext:value-type="string">
            <text:p>Τρίτη Λυκείου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Αγόρι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ity</text:p>
          </table:table-cell>
          <table:table-cell office:value-type="float" office:value="10154.217" calcext:value-type="float">
            <text:p>10154.217</text:p>
          </table:table-cell>
          <table:table-cell office:value-type="string" calcext:value-type="string">
            <text:p>City</text:p>
          </table:table-cell>
          <table:table-cell office:value-type="float" office:value="10189.426" calcext:value-type="float">
            <text:p>10189.426</text:p>
          </table:table-cell>
          <table:table-cell office:value-type="string" calcext:value-type="string">
            <text:p>City</text:p>
          </table:table-cell>
          <table:table-cell office:value-type="float" office:value="10223.055" calcext:value-type="float">
            <text:p>10223.055</text:p>
          </table:table-cell>
          <table:table-cell office:value-type="string" calcext:value-type="string">
            <text:p>City</text:p>
          </table:table-cell>
          <table:table-cell office:value-type="float" office:value="10254.904" calcext:value-type="float">
            <text:p>10254.904</text:p>
          </table:table-cell>
          <table:table-cell office:value-type="string" calcext:value-type="string">
            <text:p>City</text:p>
          </table:table-cell>
          <table:table-cell office:value-type="float" office:value="10287.617" calcext:value-type="float">
            <text:p>10287.617</text:p>
          </table:table-cell>
          <table:table-cell office:value-type="string" calcext:value-type="string">
            <text:p>City</text:p>
          </table:table-cell>
          <table:table-cell office:value-type="float" office:value="10316.753" calcext:value-type="float">
            <text:p>10316.753</text:p>
          </table:table-cell>
          <table:table-cell office:value-type="string" calcext:value-type="string">
            <text:p>City</text:p>
          </table:table-cell>
          <table:table-cell office:value-type="float" office:value="10351.001" calcext:value-type="float">
            <text:p>10351.00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70" calcext:value-type="float">
            <text:p>5470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Αγόρ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ean</text:p>
          </table:table-cell>
          <table:table-cell office:value-type="float" office:value="718.033" calcext:value-type="float">
            <text:p>718.033</text:p>
          </table:table-cell>
          <table:table-cell office:value-type="string" calcext:value-type="string">
            <text:p>MICROWORLD</text:p>
          </table:table-cell>
          <table:table-cell office:value-type="float" office:value="27.411" calcext:value-type="float">
            <text:p>27.411</text:p>
          </table:table-cell>
          <table:table-cell office:value-type="string" calcext:value-type="string">
            <text:p>ANCIENT_CIVILIZATION</text:p>
          </table:table-cell>
          <table:table-cell office:value-type="float" office:value="28.033" calcext:value-type="float">
            <text:p>28.033</text:p>
          </table:table-cell>
          <table:table-cell office:value-type="string" calcext:value-type="string">
            <text:p>LANDSCAPES</text:p>
          </table:table-cell>
          <table:table-cell office:value-type="float" office:value="28.889" calcext:value-type="float">
            <text:p>28.889</text:p>
          </table:table-cell>
          <table:table-cell office:value-type="string" calcext:value-type="string">
            <text:p>NATURE_BLOOMING</text:p>
          </table:table-cell>
          <table:table-cell office:value-type="float" office:value="34.657" calcext:value-type="float">
            <text:p>34.657</text:p>
          </table:table-cell>
          <table:table-cell office:value-type="string" calcext:value-type="string">
            <text:p>FOOD</text:p>
          </table:table-cell>
          <table:table-cell office:value-type="float" office:value="29.057" calcext:value-type="float">
            <text:p>29.057</text:p>
          </table:table-cell>
          <table:table-cell office:value-type="string" calcext:value-type="string">
            <text:p>FOOD</text:p>
          </table:table-cell>
          <table:table-cell office:value-type="float" office:value="63.761" calcext:value-type="float">
            <text:p>63.76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471" calcext:value-type="float">
            <text:p>5471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Αγόρ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ce</text:p>
          </table:table-cell>
          <table:table-cell office:value-type="float" office:value="11019.716" calcext:value-type="float">
            <text:p>11019.716</text:p>
          </table:table-cell>
          <table:table-cell office:value-type="string" calcext:value-type="string">
            <text:p>Space</text:p>
          </table:table-cell>
          <table:table-cell office:value-type="float" office:value="11062.196" calcext:value-type="float">
            <text:p>11062.196</text:p>
          </table:table-cell>
          <table:table-cell office:value-type="string" calcext:value-type="string">
            <text:p>Space</text:p>
          </table:table-cell>
          <table:table-cell office:value-type="float" office:value="11106.627" calcext:value-type="float">
            <text:p>11106.627</text:p>
          </table:table-cell>
          <table:table-cell office:value-type="string" calcext:value-type="string">
            <text:p>Space</text:p>
          </table:table-cell>
          <table:table-cell office:value-type="float" office:value="11141.029" calcext:value-type="float">
            <text:p>11141.029</text:p>
          </table:table-cell>
          <table:table-cell office:value-type="string" calcext:value-type="string">
            <text:p>Space</text:p>
          </table:table-cell>
          <table:table-cell office:value-type="float" office:value="11172.486" calcext:value-type="float">
            <text:p>11172.486</text:p>
          </table:table-cell>
          <table:table-cell office:value-type="string" calcext:value-type="string">
            <text:p>Space</text:p>
          </table:table-cell>
          <table:table-cell office:value-type="float" office:value="11222.54" calcext:value-type="float">
            <text:p>11222.54</text:p>
          </table:table-cell>
          <table:table-cell office:value-type="string" calcext:value-type="string">
            <text:p>Space</text:p>
          </table:table-cell>
          <table:table-cell office:value-type="float" office:value="11279.277" calcext:value-type="float">
            <text:p>11279.27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2" calcext:value-type="float">
            <text:p>5472</text:p>
          </table:table-cell>
          <table:table-cell office:value-type="string" calcext:value-type="string">
            <text:p>Τρίτη Λυκείου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Αγόρι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ace</text:p>
          </table:table-cell>
          <table:table-cell office:value-type="float" office:value="7868.386" calcext:value-type="float">
            <text:p>7868.386</text:p>
          </table:table-cell>
          <table:table-cell office:value-type="string" calcext:value-type="string">
            <text:p>Space</text:p>
          </table:table-cell>
          <table:table-cell office:value-type="float" office:value="7914.794" calcext:value-type="float">
            <text:p>7914.794</text:p>
          </table:table-cell>
          <table:table-cell office:value-type="string" calcext:value-type="string">
            <text:p>Space</text:p>
          </table:table-cell>
          <table:table-cell office:value-type="float" office:value="7954.29" calcext:value-type="float">
            <text:p>7954.29</text:p>
          </table:table-cell>
          <table:table-cell office:value-type="string" calcext:value-type="string">
            <text:p>Space</text:p>
          </table:table-cell>
          <table:table-cell office:value-type="float" office:value="8002.898" calcext:value-type="float">
            <text:p>8002.898</text:p>
          </table:table-cell>
          <table:table-cell office:value-type="string" calcext:value-type="string">
            <text:p>Space</text:p>
          </table:table-cell>
          <table:table-cell office:value-type="float" office:value="8040.627" calcext:value-type="float">
            <text:p>8040.627</text:p>
          </table:table-cell>
          <table:table-cell office:value-type="string" calcext:value-type="string">
            <text:p>Space</text:p>
          </table:table-cell>
          <table:table-cell office:value-type="float" office:value="8082.284" calcext:value-type="float">
            <text:p>8082.284</text:p>
          </table:table-cell>
          <table:table-cell office:value-type="string" calcext:value-type="string">
            <text:p>Space</text:p>
          </table:table-cell>
          <table:table-cell office:value-type="float" office:value="8114.871" calcext:value-type="float">
            <text:p>8114.87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73" calcext:value-type="float">
            <text:p>5473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Αγόρ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ean</text:p>
          </table:table-cell>
          <table:table-cell office:value-type="float" office:value="713.162" calcext:value-type="float">
            <text:p>713.162</text:p>
          </table:table-cell>
          <table:table-cell office:value-type="string" calcext:value-type="string">
            <text:p>MICROWORLD</text:p>
          </table:table-cell>
          <table:table-cell office:value-type="float" office:value="27.345" calcext:value-type="float">
            <text:p>27.345</text:p>
          </table:table-cell>
          <table:table-cell office:value-type="string" calcext:value-type="string">
            <text:p>MICROWORLD</text:p>
          </table:table-cell>
          <table:table-cell office:value-type="float" office:value="71.291" calcext:value-type="float">
            <text:p>71.291</text:p>
          </table:table-cell>
          <table:table-cell office:value-type="string" calcext:value-type="string">
            <text:p>MICROWORLD</text:p>
          </table:table-cell>
          <table:table-cell office:value-type="float" office:value="104.189" calcext:value-type="float">
            <text:p>104.189</text:p>
          </table:table-cell>
          <table:table-cell office:value-type="string" calcext:value-type="string">
            <text:p>NATURE_BLOOMING</text:p>
          </table:table-cell>
          <table:table-cell office:value-type="float" office:value="27.486" calcext:value-type="float">
            <text:p>27.486</text:p>
          </table:table-cell>
          <table:table-cell office:value-type="string" calcext:value-type="string">
            <text:p>FOOD</text:p>
          </table:table-cell>
          <table:table-cell office:value-type="float" office:value="26.931" calcext:value-type="float">
            <text:p>26.931</text:p>
          </table:table-cell>
          <table:table-cell office:value-type="string" calcext:value-type="string">
            <text:p>FOOD</text:p>
          </table:table-cell>
          <table:table-cell office:value-type="float" office:value="61.78" calcext:value-type="float">
            <text:p>61.7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4" calcext:value-type="float">
            <text:p>5474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imals</text:p>
          </table:table-cell>
          <table:table-cell office:value-type="float" office:value="10999.237" calcext:value-type="float">
            <text:p>10999.237</text:p>
          </table:table-cell>
          <table:table-cell office:value-type="string" calcext:value-type="string">
            <text:p>MICROWORLD</text:p>
          </table:table-cell>
          <table:table-cell office:value-type="float" office:value="29.984" calcext:value-type="float">
            <text:p>29.984</text:p>
          </table:table-cell>
          <table:table-cell office:value-type="string" calcext:value-type="string">
            <text:p>ANCIENT_CIVILIZATION</text:p>
          </table:table-cell>
          <table:table-cell office:value-type="float" office:value="37.763" calcext:value-type="float">
            <text:p>37.763</text:p>
          </table:table-cell>
          <table:table-cell office:value-type="string" calcext:value-type="string">
            <text:p>LANDSCAPES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NATURE_BLOOMING</text:p>
          </table:table-cell>
          <table:table-cell office:value-type="float" office:value="30.433" calcext:value-type="float">
            <text:p>30.433</text:p>
          </table:table-cell>
          <table:table-cell office:value-type="string" calcext:value-type="string">
            <text:p>Animals</text:p>
          </table:table-cell>
          <table:table-cell office:value-type="float" office:value="212.941" calcext:value-type="float">
            <text:p>212.941</text:p>
          </table:table-cell>
          <table:table-cell office:value-type="string" calcext:value-type="string">
            <text:p>Animals</text:p>
          </table:table-cell>
          <table:table-cell office:value-type="float" office:value="244.917" calcext:value-type="float">
            <text:p>244.91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475" calcext:value-type="float">
            <text:p>5475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ce</text:p>
          </table:table-cell>
          <table:table-cell office:value-type="float" office:value="11054.008" calcext:value-type="float">
            <text:p>11054.008</text:p>
          </table:table-cell>
          <table:table-cell office:value-type="string" calcext:value-type="string">
            <text:p>Space</text:p>
          </table:table-cell>
          <table:table-cell office:value-type="float" office:value="11088.073" calcext:value-type="float">
            <text:p>11088.073</text:p>
          </table:table-cell>
          <table:table-cell office:value-type="string" calcext:value-type="string">
            <text:p>Space</text:p>
          </table:table-cell>
          <table:table-cell office:value-type="float" office:value="11117.994" calcext:value-type="float">
            <text:p>11117.994</text:p>
          </table:table-cell>
          <table:table-cell office:value-type="string" calcext:value-type="string">
            <text:p>Space</text:p>
          </table:table-cell>
          <table:table-cell office:value-type="float" office:value="11148.98" calcext:value-type="float">
            <text:p>11148.98</text:p>
          </table:table-cell>
          <table:table-cell office:value-type="string" calcext:value-type="string">
            <text:p>Space</text:p>
          </table:table-cell>
          <table:table-cell office:value-type="float" office:value="11182.157" calcext:value-type="float">
            <text:p>11182.157</text:p>
          </table:table-cell>
          <table:table-cell office:value-type="string" calcext:value-type="string">
            <text:p>Space</text:p>
          </table:table-cell>
          <table:table-cell office:value-type="float" office:value="11221.189" calcext:value-type="float">
            <text:p>11221.189</text:p>
          </table:table-cell>
          <table:table-cell office:value-type="string" calcext:value-type="string">
            <text:p>Space</text:p>
          </table:table-cell>
          <table:table-cell office:value-type="float" office:value="11253.687" calcext:value-type="float">
            <text:p>11253.68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 6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77" calcext:value-type="float">
            <text:p>5477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Αγόρ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ce</text:p>
          </table:table-cell>
          <table:table-cell office:value-type="float" office:value="11689.225" calcext:value-type="float">
            <text:p>11689.225</text:p>
          </table:table-cell>
          <table:table-cell office:value-type="string" calcext:value-type="string">
            <text:p>Space</text:p>
          </table:table-cell>
          <table:table-cell office:value-type="float" office:value="11737.954" calcext:value-type="float">
            <text:p>11737.954</text:p>
          </table:table-cell>
          <table:table-cell office:value-type="string" calcext:value-type="string">
            <text:p>ANCIENT_CIVILIZATION</text:p>
          </table:table-cell>
          <table:table-cell office:value-type="float" office:value="27.624" calcext:value-type="float">
            <text:p>27.624</text:p>
          </table:table-cell>
          <table:table-cell office:value-type="string" calcext:value-type="string">
            <text:p>LANDSCAPES</text:p>
          </table:table-cell>
          <table:table-cell office:value-type="float" office:value="29.58" calcext:value-type="float">
            <text:p>29.58</text:p>
          </table:table-cell>
          <table:table-cell office:value-type="string" calcext:value-type="string">
            <text:p>LANDSCAPES</text:p>
          </table:table-cell>
          <table:table-cell office:value-type="float" office:value="64.426" calcext:value-type="float">
            <text:p>64.426</text:p>
          </table:table-cell>
          <table:table-cell office:value-type="string" calcext:value-type="string">
            <text:p>FOOD</text:p>
          </table:table-cell>
          <table:table-cell office:value-type="float" office:value="31.023" calcext:value-type="float">
            <text:p>31.02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office:value-type="float" office:value="5478" calcext:value-type="float">
            <text:p>5478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Αγόρ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ce</text:p>
          </table:table-cell>
          <table:table-cell office:value-type="float" office:value="409.27" calcext:value-type="float">
            <text:p>409.27</text:p>
          </table:table-cell>
          <table:table-cell office:value-type="string" calcext:value-type="string">
            <text:p>Space</text:p>
          </table:table-cell>
          <table:table-cell office:value-type="float" office:value="449.836" calcext:value-type="float">
            <text:p>449.836</text:p>
          </table:table-cell>
          <table:table-cell office:value-type="string" calcext:value-type="string">
            <text:p>Space</text:p>
          </table:table-cell>
          <table:table-cell office:value-type="float" office:value="485.227" calcext:value-type="float">
            <text:p>485.227</text:p>
          </table:table-cell>
          <table:table-cell office:value-type="string" calcext:value-type="string">
            <text:p>LANDSCAPES</text:p>
          </table:table-cell>
          <table:table-cell office:value-type="float" office:value="33.076" calcext:value-type="float">
            <text:p>33.076</text:p>
          </table:table-cell>
          <table:table-cell office:value-type="string" calcext:value-type="string">
            <text:p>LANDSCAPES</text:p>
          </table:table-cell>
          <table:table-cell office:value-type="float" office:value="71.082" calcext:value-type="float">
            <text:p>71.082</text:p>
          </table:table-cell>
          <table:table-cell office:value-type="string" calcext:value-type="string">
            <text:p>FOOD</text:p>
          </table:table-cell>
          <table:table-cell office:value-type="float" office:value="27.226" calcext:value-type="float">
            <text:p>27.226</text:p>
          </table:table-cell>
          <table:table-cell office:value-type="string" calcext:value-type="string">
            <text:p>FOOD</text:p>
          </table:table-cell>
          <table:table-cell office:value-type="float" office:value="62.01" calcext:value-type="float">
            <text:p>62.0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8"/>
        </table:table-row>
        <table:table-row table:style-name="ro2">
          <table:table-cell office:value-type="float" office:value="5479" calcext:value-type="float">
            <text:p>5479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ce</text:p>
          </table:table-cell>
          <table:table-cell office:value-type="float" office:value="735.228" calcext:value-type="float">
            <text:p>735.228</text:p>
          </table:table-cell>
          <table:table-cell office:value-type="string" calcext:value-type="string">
            <text:p>Space</text:p>
          </table:table-cell>
          <table:table-cell office:value-type="float" office:value="776.792" calcext:value-type="float">
            <text:p>776.792</text:p>
          </table:table-cell>
          <table:table-cell office:value-type="string" calcext:value-type="string">
            <text:p>Space</text:p>
          </table:table-cell>
          <table:table-cell office:value-type="float" office:value="826.06" calcext:value-type="float">
            <text:p>826.06</text:p>
          </table:table-cell>
          <table:table-cell office:value-type="string" calcext:value-type="string">
            <text:p>Space</text:p>
          </table:table-cell>
          <table:table-cell office:value-type="float" office:value="886.925" calcext:value-type="float">
            <text:p>886.925</text:p>
          </table:table-cell>
          <table:table-cell office:value-type="string" calcext:value-type="string">
            <text:p>Space</text:p>
          </table:table-cell>
          <table:table-cell office:value-type="float" office:value="916.798" calcext:value-type="float">
            <text:p>916.798</text:p>
          </table:table-cell>
          <table:table-cell office:value-type="string" calcext:value-type="string">
            <text:p>Space</text:p>
          </table:table-cell>
          <table:table-cell office:value-type="float" office:value="951.381" calcext:value-type="float">
            <text:p>951.381</text:p>
          </table:table-cell>
          <table:table-cell office:value-type="string" calcext:value-type="string">
            <text:p>Space</text:p>
          </table:table-cell>
          <table:table-cell office:value-type="float" office:value="984.478" calcext:value-type="float">
            <text:p>984.47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80" calcext:value-type="float">
            <text:p>5480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Αγόρ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ce</text:p>
          </table:table-cell>
          <table:table-cell office:value-type="float" office:value="777.377" calcext:value-type="float">
            <text:p>777.377</text:p>
          </table:table-cell>
          <table:table-cell office:value-type="string" calcext:value-type="string">
            <text:p>MICROWORLD</text:p>
          </table:table-cell>
          <table:table-cell office:value-type="float" office:value="26.899" calcext:value-type="float">
            <text:p>26.899</text:p>
          </table:table-cell>
          <table:table-cell office:value-type="string" calcext:value-type="string">
            <text:p>ANCIENT_CIVILIZATION</text:p>
          </table:table-cell>
          <table:table-cell office:value-type="float" office:value="30.505" calcext:value-type="float">
            <text:p>30.505</text:p>
          </table:table-cell>
          <table:table-cell office:value-type="string" calcext:value-type="string">
            <text:p>LANDSCAPES</text:p>
          </table:table-cell>
          <table:table-cell office:value-type="float" office:value="27.873" calcext:value-type="float">
            <text:p>27.873</text:p>
          </table:table-cell>
          <table:table-cell office:value-type="string" calcext:value-type="string">
            <text:p>LANDSCAPES</text:p>
          </table:table-cell>
          <table:table-cell office:value-type="float" office:value="66.739" calcext:value-type="float">
            <text:p>66.739</text:p>
          </table:table-cell>
          <table:table-cell office:value-type="string" calcext:value-type="string">
            <text:p>FOOD</text:p>
          </table:table-cell>
          <table:table-cell office:value-type="float" office:value="27.757" calcext:value-type="float">
            <text:p>27.757</text:p>
          </table:table-cell>
          <table:table-cell office:value-type="string" calcext:value-type="string">
            <text:p>FUTURISTIC_TRANSPORTATION</text:p>
          </table:table-cell>
          <table:table-cell office:value-type="float" office:value="28.447" calcext:value-type="float">
            <text:p>28.44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481" calcext:value-type="float">
            <text:p>5481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ean</text:p>
          </table:table-cell>
          <table:table-cell office:value-type="float" office:value="832.409" calcext:value-type="float">
            <text:p>832.409</text:p>
          </table:table-cell>
          <table:table-cell office:value-type="string" calcext:value-type="string">
            <text:p>Ocean</text:p>
          </table:table-cell>
          <table:table-cell office:value-type="float" office:value="867.319" calcext:value-type="float">
            <text:p>867.319</text:p>
          </table:table-cell>
          <table:table-cell office:value-type="string" calcext:value-type="string">
            <text:p>ANCIENT_CIVILIZATION</text:p>
          </table:table-cell>
          <table:table-cell office:value-type="float" office:value="30.283" calcext:value-type="float">
            <text:p>30.283</text:p>
          </table:table-cell>
          <table:table-cell office:value-type="string" calcext:value-type="string">
            <text:p>LANDSCAPES</text:p>
          </table:table-cell>
          <table:table-cell office:value-type="float" office:value="30.806" calcext:value-type="float">
            <text:p>30.806</text:p>
          </table:table-cell>
          <table:table-cell office:value-type="string" calcext:value-type="string">
            <text:p>LANDSCAPES</text:p>
          </table:table-cell>
          <table:table-cell office:value-type="float" office:value="61.887" calcext:value-type="float">
            <text:p>61.887</text:p>
          </table:table-cell>
          <table:table-cell office:value-type="string" calcext:value-type="string">
            <text:p>FOOD</text:p>
          </table:table-cell>
          <table:table-cell office:value-type="float" office:value="26.541" calcext:value-type="float">
            <text:p>26.541</text:p>
          </table:table-cell>
          <table:table-cell office:value-type="string" calcext:value-type="string">
            <text:p>FUTURISTIC_TRANSPORTATION</text:p>
          </table:table-cell>
          <table:table-cell office:value-type="float" office:value="26.867" calcext:value-type="float">
            <text:p>26.8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 5, 7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82" calcext:value-type="float">
            <text:p>5482</text:p>
          </table:table-cell>
          <table:table-cell office:value-type="string" calcext:value-type="string">
            <text:p>Πρώτη Δημοτικού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Αγόρ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ty</text:p>
          </table:table-cell>
          <table:table-cell office:value-type="float" office:value="8803.848" calcext:value-type="float">
            <text:p>8803.848</text:p>
          </table:table-cell>
          <table:table-cell office:value-type="string" calcext:value-type="string">
            <text:p>City</text:p>
          </table:table-cell>
          <table:table-cell office:value-type="float" office:value="8840.787" calcext:value-type="float">
            <text:p>8840.787</text:p>
          </table:table-cell>
          <table:table-cell office:value-type="string" calcext:value-type="string">
            <text:p>City</text:p>
          </table:table-cell>
          <table:table-cell office:value-type="float" office:value="8879.448" calcext:value-type="float">
            <text:p>8879.448</text:p>
          </table:table-cell>
          <table:table-cell office:value-type="string" calcext:value-type="string">
            <text:p>City</text:p>
          </table:table-cell>
          <table:table-cell office:value-type="float" office:value="8913.864" calcext:value-type="float">
            <text:p>8913.864</text:p>
          </table:table-cell>
          <table:table-cell office:value-type="string" calcext:value-type="string">
            <text:p>NATURE_BLOOMING</text:p>
          </table:table-cell>
          <table:table-cell office:value-type="float" office:value="28.127" calcext:value-type="float">
            <text:p>28.127</text:p>
          </table:table-cell>
          <table:table-cell office:value-type="string" calcext:value-type="string">
            <text:p>NATURE_BLOOMING</text:p>
          </table:table-cell>
          <table:table-cell office:value-type="float" office:value="67.357" calcext:value-type="float">
            <text:p>67.357</text:p>
          </table:table-cell>
          <table:table-cell office:value-type="string" calcext:value-type="string">
            <text:p>NATURE_BLOOMING</text:p>
          </table:table-cell>
          <table:table-cell office:value-type="float" office:value="102.344" calcext:value-type="float">
            <text:p>102.3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7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483" calcext:value-type="float">
            <text:p>5483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ce</text:p>
          </table:table-cell>
          <table:table-cell office:value-type="float" office:value="11986.188" calcext:value-type="float">
            <text:p>11986.188</text:p>
          </table:table-cell>
          <table:table-cell office:value-type="string" calcext:value-type="string">
            <text:p>MICROWORLD</text:p>
          </table:table-cell>
          <table:table-cell office:value-type="float" office:value="28.898" calcext:value-type="float">
            <text:p>28.898</text:p>
          </table:table-cell>
          <table:table-cell office:value-type="string" calcext:value-type="string">
            <text:p>ANCIENT_CIVILIZATION</text:p>
          </table:table-cell>
          <table:table-cell office:value-type="float" office:value="33.453" calcext:value-type="float">
            <text:p>33.453</text:p>
          </table:table-cell>
          <table:table-cell office:value-type="string" calcext:value-type="string">
            <text:p>LANDSCAPES</text:p>
          </table:table-cell>
          <table:table-cell office:value-type="float" office:value="27.634" calcext:value-type="float">
            <text:p>27.634</text:p>
          </table:table-cell>
          <table:table-cell office:value-type="string" calcext:value-type="string">
            <text:p>NATURE_BLOOMING</text:p>
          </table:table-cell>
          <table:table-cell office:value-type="float" office:value="39.43" calcext:value-type="float">
            <text:p>39.43</text:p>
          </table:table-cell>
          <table:table-cell office:value-type="string" calcext:value-type="string">
            <text:p>FOOD</text:p>
          </table:table-cell>
          <table:table-cell office:value-type="float" office:value="27.195" calcext:value-type="float">
            <text:p>27.195</text:p>
          </table:table-cell>
          <table:table-cell office:value-type="string" calcext:value-type="string">
            <text:p>FOOD</text:p>
          </table:table-cell>
          <table:table-cell office:value-type="float" office:value="58.851" calcext:value-type="float">
            <text:p>58.85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484" calcext:value-type="float">
            <text:p>5484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Αγόρι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ty</text:p>
          </table:table-cell>
          <table:table-cell office:value-type="float" office:value="671.317" calcext:value-type="float">
            <text:p>671.317</text:p>
          </table:table-cell>
          <table:table-cell office:value-type="string" calcext:value-type="string">
            <text:p>City</text:p>
          </table:table-cell>
          <table:table-cell office:value-type="float" office:value="705.015" calcext:value-type="float">
            <text:p>705.015</text:p>
          </table:table-cell>
          <table:table-cell office:value-type="string" calcext:value-type="string">
            <text:p>City</text:p>
          </table:table-cell>
          <table:table-cell office:value-type="float" office:value="735.663" calcext:value-type="float">
            <text:p>735.663</text:p>
          </table:table-cell>
          <table:table-cell office:value-type="string" calcext:value-type="string">
            <text:p>City</text:p>
          </table:table-cell>
          <table:table-cell office:value-type="float" office:value="766.352" calcext:value-type="float">
            <text:p>766.352</text:p>
          </table:table-cell>
          <table:table-cell office:value-type="string" calcext:value-type="string">
            <text:p>NATURE_BLOOMING</text:p>
          </table:table-cell>
          <table:table-cell office:value-type="float" office:value="29.902" calcext:value-type="float">
            <text:p>29.902</text:p>
          </table:table-cell>
          <table:table-cell office:value-type="string" calcext:value-type="string">
            <text:p>NATURE_BLOOMING</text:p>
          </table:table-cell>
          <table:table-cell office:value-type="float" office:value="61.756" calcext:value-type="float">
            <text:p>61.756</text:p>
          </table:table-cell>
          <table:table-cell office:value-type="string" calcext:value-type="string">
            <text:p>NATURE_BLOOMING</text:p>
          </table:table-cell>
          <table:table-cell office:value-type="float" office:value="96.43" calcext:value-type="float">
            <text:p>96.4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3</text:p>
          </table:table-cell>
          <table:table-cell table:number-columns-repeated="20"/>
          <table:table-cell table:number-columns-repeated="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86" calcext:value-type="float">
            <text:p>5486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Αγόρ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ean</text:p>
          </table:table-cell>
          <table:table-cell office:value-type="float" office:value="243.631" calcext:value-type="float">
            <text:p>243.631</text:p>
          </table:table-cell>
          <table:table-cell office:value-type="string" calcext:value-type="string">
            <text:p>Ocean</text:p>
          </table:table-cell>
          <table:table-cell office:value-type="float" office:value="285.172" calcext:value-type="float">
            <text:p>285.172</text:p>
          </table:table-cell>
          <table:table-cell office:value-type="string" calcext:value-type="string">
            <text:p>Ocean</text:p>
          </table:table-cell>
          <table:table-cell office:value-type="float" office:value="317.511" calcext:value-type="float">
            <text:p>317.511</text:p>
          </table:table-cell>
          <table:table-cell office:value-type="string" calcext:value-type="string">
            <text:p>Ocean</text:p>
          </table:table-cell>
          <table:table-cell office:value-type="float" office:value="352.12" calcext:value-type="float">
            <text:p>352.12</text:p>
          </table:table-cell>
          <table:table-cell office:value-type="string" calcext:value-type="string">
            <text:p>Ocean</text:p>
          </table:table-cell>
          <table:table-cell office:value-type="float" office:value="387.224" calcext:value-type="float">
            <text:p>387.224</text:p>
          </table:table-cell>
          <table:table-cell office:value-type="string" calcext:value-type="string">
            <text:p>Ocean</text:p>
          </table:table-cell>
          <table:table-cell office:value-type="float" office:value="420.416" calcext:value-type="float">
            <text:p>420.416</text:p>
          </table:table-cell>
          <table:table-cell office:value-type="string" calcext:value-type="string">
            <text:p>Ocean</text:p>
          </table:table-cell>
          <table:table-cell office:value-type="float" office:value="453.369" calcext:value-type="float">
            <text:p>453.36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 5, 6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87" calcext:value-type="float">
            <text:p>5487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ce</text:p>
          </table:table-cell>
          <table:table-cell office:value-type="float" office:value="656.221" calcext:value-type="float">
            <text:p>656.221</text:p>
          </table:table-cell>
          <table:table-cell office:value-type="string" calcext:value-type="string">
            <text:p>Space</text:p>
          </table:table-cell>
          <table:table-cell office:value-type="float" office:value="692.293" calcext:value-type="float">
            <text:p>692.293</text:p>
          </table:table-cell>
          <table:table-cell office:value-type="string" calcext:value-type="string">
            <text:p>Space</text:p>
          </table:table-cell>
          <table:table-cell office:value-type="float" office:value="724.957" calcext:value-type="float">
            <text:p>724.957</text:p>
          </table:table-cell>
          <table:table-cell office:value-type="string" calcext:value-type="string">
            <text:p>Space</text:p>
          </table:table-cell>
          <table:table-cell office:value-type="float" office:value="755.329" calcext:value-type="float">
            <text:p>755.329</text:p>
          </table:table-cell>
          <table:table-cell office:value-type="string" calcext:value-type="string">
            <text:p>Space</text:p>
          </table:table-cell>
          <table:table-cell office:value-type="float" office:value="787.681" calcext:value-type="float">
            <text:p>787.681</text:p>
          </table:table-cell>
          <table:table-cell office:value-type="string" calcext:value-type="string">
            <text:p>Space</text:p>
          </table:table-cell>
          <table:table-cell office:value-type="float" office:value="824.301" calcext:value-type="float">
            <text:p>824.301</text:p>
          </table:table-cell>
          <table:table-cell office:value-type="string" calcext:value-type="string">
            <text:p>Space</text:p>
          </table:table-cell>
          <table:table-cell office:value-type="float" office:value="857.702" calcext:value-type="float">
            <text:p>857.70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88" calcext:value-type="float">
            <text:p>5488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Κορίτσ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ean</text:p>
          </table:table-cell>
          <table:table-cell office:value-type="float" office:value="852.686" calcext:value-type="float">
            <text:p>852.686</text:p>
          </table:table-cell>
          <table:table-cell office:value-type="string" calcext:value-type="string">
            <text:p>Ocean</text:p>
          </table:table-cell>
          <table:table-cell office:value-type="float" office:value="887.646" calcext:value-type="float">
            <text:p>887.646</text:p>
          </table:table-cell>
          <table:table-cell office:value-type="string" calcext:value-type="string">
            <text:p>Ocean</text:p>
          </table:table-cell>
          <table:table-cell office:value-type="float" office:value="927.414" calcext:value-type="float">
            <text:p>927.414</text:p>
          </table:table-cell>
          <table:table-cell office:value-type="string" calcext:value-type="string">
            <text:p>Ocean</text:p>
          </table:table-cell>
          <table:table-cell office:value-type="float" office:value="967.951" calcext:value-type="float">
            <text:p>967.951</text:p>
          </table:table-cell>
          <table:table-cell office:value-type="string" calcext:value-type="string">
            <text:p>Ocean</text:p>
          </table:table-cell>
          <table:table-cell office:value-type="float" office:value="1001.847" calcext:value-type="float">
            <text:p>1001.847</text:p>
          </table:table-cell>
          <table:table-cell office:value-type="string" calcext:value-type="string">
            <text:p>Ocean</text:p>
          </table:table-cell>
          <table:table-cell office:value-type="float" office:value="1039.793" calcext:value-type="float">
            <text:p>1039.793</text:p>
          </table:table-cell>
          <table:table-cell office:value-type="string" calcext:value-type="string">
            <text:p>Ocean</text:p>
          </table:table-cell>
          <table:table-cell office:value-type="float" office:value="1084.659" calcext:value-type="float">
            <text:p>1084.65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89" calcext:value-type="float">
            <text:p>5489</text:p>
          </table:table-cell>
          <table:table-cell office:value-type="string" calcext:value-type="string">
            <text:p>Τρίτη Λυκείου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Αγόρι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ity</text:p>
          </table:table-cell>
          <table:table-cell office:value-type="float" office:value="152.981" calcext:value-type="float">
            <text:p>152.981</text:p>
          </table:table-cell>
          <table:table-cell office:value-type="string" calcext:value-type="string">
            <text:p>MICROWORLD</text:p>
          </table:table-cell>
          <table:table-cell office:value-type="float" office:value="34.325" calcext:value-type="float">
            <text:p>34.325</text:p>
          </table:table-cell>
          <table:table-cell office:value-type="string" calcext:value-type="string">
            <text:p>ANCIENT_CIVILIZATION</text:p>
          </table:table-cell>
          <table:table-cell office:value-type="float" office:value="28.33" calcext:value-type="float">
            <text:p>28.33</text:p>
          </table:table-cell>
          <table:table-cell office:value-type="string" calcext:value-type="string">
            <text:p>LANDSCAPES</text:p>
          </table:table-cell>
          <table:table-cell office:value-type="float" office:value="29.019" calcext:value-type="float">
            <text:p>29.019</text:p>
          </table:table-cell>
          <table:table-cell office:value-type="string" calcext:value-type="string">
            <text:p>NATURE_BLOOMING</text:p>
          </table:table-cell>
          <table:table-cell office:value-type="float" office:value="28.682" calcext:value-type="float">
            <text:p>28.682</text:p>
          </table:table-cell>
          <table:table-cell office:value-type="string" calcext:value-type="string">
            <text:p>FOOD</text:p>
          </table:table-cell>
          <table:table-cell office:value-type="float" office:value="30.537" calcext:value-type="float">
            <text:p>30.537</text:p>
          </table:table-cell>
          <table:table-cell office:value-type="string" calcext:value-type="string">
            <text:p>FUTURISTIC_TRANSPORTATION</text:p>
          </table:table-cell>
          <table:table-cell office:value-type="float" office:value="48.091" calcext:value-type="float">
            <text:p>48.09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90" calcext:value-type="float">
            <text:p>5490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Αγόρ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ty</text:p>
          </table:table-cell>
          <table:table-cell office:value-type="float" office:value="790.694" calcext:value-type="float">
            <text:p>790.694</text:p>
          </table:table-cell>
          <table:table-cell office:value-type="string" calcext:value-type="string">
            <text:p>City</text:p>
          </table:table-cell>
          <table:table-cell office:value-type="float" office:value="829.35" calcext:value-type="float">
            <text:p>829.35</text:p>
          </table:table-cell>
          <table:table-cell office:value-type="string" calcext:value-type="string">
            <text:p>City</text:p>
          </table:table-cell>
          <table:table-cell office:value-type="float" office:value="863.574" calcext:value-type="float">
            <text:p>863.574</text:p>
          </table:table-cell>
          <table:table-cell office:value-type="string" calcext:value-type="string">
            <text:p>City</text:p>
          </table:table-cell>
          <table:table-cell office:value-type="float" office:value="924.417" calcext:value-type="float">
            <text:p>924.417</text:p>
          </table:table-cell>
          <table:table-cell office:value-type="string" calcext:value-type="string">
            <text:p>NATURE_BLOOMING</text:p>
          </table:table-cell>
          <table:table-cell office:value-type="float" office:value="42.841" calcext:value-type="float">
            <text:p>42.841</text:p>
          </table:table-cell>
          <table:table-cell office:value-type="string" calcext:value-type="string">
            <text:p>FOOD</text:p>
          </table:table-cell>
          <table:table-cell office:value-type="float" office:value="42.255" calcext:value-type="float">
            <text:p>42.255</text:p>
          </table:table-cell>
          <table:table-cell office:value-type="string" calcext:value-type="string">
            <text:p>FUTURISTIC_TRANSPORTATION</text:p>
          </table:table-cell>
          <table:table-cell office:value-type="float" office:value="30.705" calcext:value-type="float">
            <text:p>30.70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491" calcext:value-type="float">
            <text:p>5491</text:p>
          </table:table-cell>
          <table:table-cell office:value-type="string" calcext:value-type="string">
            <text:p>Τρίτη Λυκείου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Κορίτσι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pace</text:p>
          </table:table-cell>
          <table:table-cell office:value-type="float" office:value="722.804" calcext:value-type="float">
            <text:p>722.804</text:p>
          </table:table-cell>
          <table:table-cell office:value-type="string" calcext:value-type="string">
            <text:p>Space</text:p>
          </table:table-cell>
          <table:table-cell office:value-type="float" office:value="790.604" calcext:value-type="float">
            <text:p>790.604</text:p>
          </table:table-cell>
          <table:table-cell office:value-type="string" calcext:value-type="string">
            <text:p>ANCIENT_CIVILIZATION</text:p>
          </table:table-cell>
          <table:table-cell office:value-type="float" office:value="31.346" calcext:value-type="float">
            <text:p>31.346</text:p>
          </table:table-cell>
          <table:table-cell office:value-type="string" calcext:value-type="string">
            <text:p>LANDSCAPES</text:p>
          </table:table-cell>
          <table:table-cell office:value-type="float" office:value="31.108" calcext:value-type="float">
            <text:p>31.108</text:p>
          </table:table-cell>
          <table:table-cell office:value-type="string" calcext:value-type="string">
            <text:p>NATURE_BLOOMING</text:p>
          </table:table-cell>
          <table:table-cell office:value-type="float" office:value="31.707" calcext:value-type="float">
            <text:p>31.707</text:p>
          </table:table-cell>
          <table:table-cell office:value-type="string" calcext:value-type="string">
            <text:p>FOOD</text:p>
          </table:table-cell>
          <table:table-cell office:value-type="float" office:value="33.931" calcext:value-type="float">
            <text:p>33.931</text:p>
          </table:table-cell>
          <table:table-cell office:value-type="string" calcext:value-type="string">
            <text:p>FUTURISTIC_TRANSPORTATION</text:p>
          </table:table-cell>
          <table:table-cell office:value-type="float" office:value="29.947" calcext:value-type="float">
            <text:p>29.94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676" calcext:value-type="float">
            <text:p>54676</text:p>
          </table:table-cell>
          <table:table-cell office:value-type="string" calcext:value-type="string">
            <text:p>Δευτέρα Λυκείου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Αγόρι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ean</text:p>
          </table:table-cell>
          <table:table-cell office:value-type="float" office:value="689.598" calcext:value-type="float">
            <text:p>689.598</text:p>
          </table:table-cell>
          <table:table-cell office:value-type="string" calcext:value-type="string">
            <text:p>Ocean</text:p>
          </table:table-cell>
          <table:table-cell office:value-type="float" office:value="737.622" calcext:value-type="float">
            <text:p>737.622</text:p>
          </table:table-cell>
          <table:table-cell office:value-type="string" calcext:value-type="string">
            <text:p>Ocean</text:p>
          </table:table-cell>
          <table:table-cell office:value-type="float" office:value="776.854" calcext:value-type="float">
            <text:p>776.854</text:p>
          </table:table-cell>
          <table:table-cell office:value-type="string" calcext:value-type="string">
            <text:p>LANDSCAPES</text:p>
          </table:table-cell>
          <table:table-cell office:value-type="float" office:value="30.558" calcext:value-type="float">
            <text:p>30.558</text:p>
          </table:table-cell>
          <table:table-cell office:value-type="string" calcext:value-type="string">
            <text:p>LANDSCAPES</text:p>
          </table:table-cell>
          <table:table-cell office:value-type="float" office:value="69.81" calcext:value-type="float">
            <text:p>69.81</text:p>
          </table:table-cell>
          <table:table-cell office:value-type="string" calcext:value-type="string">
            <text:p>FOOD</text:p>
          </table:table-cell>
          <table:table-cell office:value-type="float" office:value="29.39" calcext:value-type="float">
            <text:p>29.39</text:p>
          </table:table-cell>
          <table:table-cell office:value-type="string" calcext:value-type="string">
            <text:p>FOOD</text:p>
          </table:table-cell>
          <table:table-cell office:value-type="float" office:value="62.386" calcext:value-type="float">
            <text:p>62.38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1T03:38:05.170362496</dc:date>
    <meta:editing-duration>PT3M25S</meta:editing-duration>
    <meta:editing-cycles>2</meta:editing-cycles>
    <meta:generator>LibreOffice/7.6.5.2$Linux_X86_64 LibreOffice_project/60$Build-2</meta:generator>
    <meta:document-statistic meta:table-count="1" meta:cell-count="7064" meta:object-count="0"/>
  </office:meta>
</office:document-meta>
</file>